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automatic-styles>
    <style:style style:name="P1" style:family="paragraph" style:parent-style-name="Heading_20_1" style:master-page-name="Converted1">
      <style:paragraph-properties fo:text-align="start" style:justify-single-word="false" style:page-number="auto" fo:break-before="page"/>
    </style:style>
    <style:style style:name="P2" style:family="paragraph" style:parent-style-name="HT_5f_Stumpf">
      <style:text-properties officeooo:paragraph-rsid="0121a858"/>
    </style:style>
    <style:style style:name="P3" style:family="paragraph" style:parent-style-name="Heading_20_2">
      <style:text-properties officeooo:rsid="013d7cb6" officeooo:paragraph-rsid="013d7cb6"/>
    </style:style>
    <style:style style:name="P4" style:family="paragraph" style:parent-style-name="HT_5f_Stumpf">
      <style:text-properties officeooo:paragraph-rsid="013d7cb6"/>
    </style:style>
    <style:style style:name="P5" style:family="paragraph" style:parent-style-name="HT_5f_Stumpf">
      <style:text-properties officeooo:paragraph-rsid="015cc847"/>
    </style:style>
    <style:style style:name="P6" style:family="paragraph" style:parent-style-name="HT">
      <style:text-properties officeooo:paragraph-rsid="013d7cb6"/>
    </style:style>
    <style:style style:name="P7" style:family="paragraph" style:parent-style-name="HT">
      <style:text-properties officeooo:paragraph-rsid="0175586a"/>
    </style:style>
    <style:style style:name="P8" style:family="paragraph" style:parent-style-name="HT_5f_Stumpf">
      <style:text-properties officeooo:rsid="012e6946"/>
    </style:style>
    <style:style style:name="P9" style:family="paragraph" style:parent-style-name="HT_5f_Stumpf">
      <style:text-properties officeooo:paragraph-rsid="0180e5c5"/>
    </style:style>
    <style:style style:name="P10" style:family="paragraph" style:parent-style-name="HT">
      <style:text-properties officeooo:paragraph-rsid="01781b24"/>
    </style:style>
    <style:style style:name="P11" style:family="paragraph" style:parent-style-name="HT_5f_Stumpf">
      <style:text-properties officeooo:paragraph-rsid="013f4a10"/>
    </style:style>
    <style:style style:name="P12" style:family="paragraph" style:parent-style-name="HT">
      <style:text-properties officeooo:paragraph-rsid="013f4a10"/>
    </style:style>
    <style:style style:name="P13" style:family="paragraph" style:parent-style-name="HT_5f_Stumpf">
      <style:text-properties fo:font-weight="bold" style:font-weight-asian="bold" style:font-weight-complex="bold"/>
    </style:style>
    <style:style style:name="P14" style:family="paragraph" style:parent-style-name="HT">
      <style:text-properties officeooo:paragraph-rsid="01831cc8"/>
    </style:style>
    <style:style style:name="P15" style:family="paragraph" style:parent-style-name="HT">
      <style:text-properties officeooo:paragraph-rsid="01876236"/>
    </style:style>
    <style:style style:name="P16" style:family="paragraph" style:parent-style-name="HT">
      <style:text-properties officeooo:paragraph-rsid="01890096"/>
    </style:style>
    <style:style style:name="P17" style:family="paragraph" style:parent-style-name="HT_5f_Stumpf">
      <style:text-properties fo:font-weight="bold" officeooo:rsid="013f4a10" officeooo:paragraph-rsid="017ba302" style:font-weight-asian="bold" style:font-weight-complex="bold"/>
    </style:style>
    <style:style style:name="P18" style:family="paragraph" style:parent-style-name="HT">
      <style:text-properties officeooo:paragraph-rsid="0189499f"/>
    </style:style>
    <style:style style:name="P19" style:family="paragraph" style:parent-style-name="HT">
      <style:text-properties officeooo:paragraph-rsid="017ba302"/>
    </style:style>
    <style:style style:name="P20" style:family="paragraph" style:parent-style-name="HT">
      <style:text-properties officeooo:rsid="016bd9e5" officeooo:paragraph-rsid="017ba302"/>
    </style:style>
    <style:style style:name="P21" style:family="paragraph" style:parent-style-name="HT_5f_Stumpf">
      <style:text-properties officeooo:rsid="013f4a10" officeooo:paragraph-rsid="013f4a10"/>
    </style:style>
    <style:style style:name="P22" style:family="paragraph" style:parent-style-name="HT_5f_Stumpf">
      <style:text-properties fo:font-weight="bold" officeooo:rsid="013f4a10" officeooo:paragraph-rsid="013f4a10" style:font-weight-asian="bold" style:font-weight-complex="bold"/>
    </style:style>
    <style:style style:name="P23" style:family="paragraph" style:parent-style-name="HT_5f_Stumpf">
      <style:text-properties officeooo:rsid="0159e978" officeooo:paragraph-rsid="018b9fda"/>
    </style:style>
    <style:style style:name="P24" style:family="paragraph" style:parent-style-name="HT">
      <style:text-properties officeooo:rsid="018f674d" officeooo:paragraph-rsid="018f674d"/>
    </style:style>
    <style:style style:name="P25" style:family="paragraph" style:parent-style-name="HT">
      <style:text-properties officeooo:paragraph-rsid="018fb92b"/>
    </style:style>
    <style:style style:name="P26" style:family="paragraph" style:parent-style-name="HT">
      <style:text-properties officeooo:rsid="017ba302" officeooo:paragraph-rsid="018fb92b"/>
    </style:style>
    <style:style style:name="P27" style:family="paragraph" style:parent-style-name="Heading_20_2">
      <style:text-properties fo:font-weight="bold" officeooo:paragraph-rsid="013f4a10" style:font-weight-asian="bold" style:font-weight-complex="bold"/>
    </style:style>
    <style:style style:name="P28" style:family="paragraph" style:parent-style-name="Heading_20_2">
      <style:text-properties officeooo:paragraph-rsid="013f4a10"/>
    </style:style>
    <style:style style:name="P29" style:family="paragraph" style:parent-style-name="HT_5f_Stumpf">
      <style:text-properties officeooo:rsid="013f4a10" officeooo:paragraph-rsid="016ebe64"/>
    </style:style>
    <style:style style:name="P30" style:family="paragraph" style:parent-style-name="HT_5f_Stumpf">
      <style:text-properties officeooo:rsid="0190e9dd" officeooo:paragraph-rsid="0190e9dd"/>
    </style:style>
    <style:style style:name="P31" style:family="paragraph" style:parent-style-name="HT">
      <style:text-properties officeooo:rsid="0172575d" officeooo:paragraph-rsid="0172575d"/>
    </style:style>
    <style:style style:name="T1" style:family="text">
      <style:text-properties officeooo:rsid="015e8591"/>
    </style:style>
    <style:style style:name="T2" style:family="text">
      <style:text-properties officeooo:rsid="016ea982"/>
    </style:style>
    <style:style style:name="T3" style:family="text">
      <style:text-properties officeooo:rsid="0164bfe0"/>
    </style:style>
    <style:style style:name="T4" style:family="text">
      <style:text-properties officeooo:rsid="016ebe64"/>
    </style:style>
    <style:style style:name="T5" style:family="text">
      <style:text-properties officeooo:rsid="014ba6d6"/>
    </style:style>
    <style:style style:name="T6" style:family="text">
      <style:text-properties officeooo:rsid="014cef8e"/>
    </style:style>
    <style:style style:name="T7" style:family="text">
      <style:text-properties fo:font-style="italic" officeooo:rsid="014ba6d6" style:font-style-asian="italic" style:font-style-complex="italic"/>
    </style:style>
    <style:style style:name="T8" style:family="text">
      <style:text-properties fo:font-style="italic" officeooo:rsid="014cef8e" style:font-style-asian="italic" style:font-style-complex="italic"/>
    </style:style>
    <style:style style:name="T9" style:family="text">
      <style:text-properties officeooo:rsid="015cc847"/>
    </style:style>
    <style:style style:name="T10" style:family="text">
      <style:text-properties officeooo:rsid="0140b007"/>
    </style:style>
    <style:style style:name="T11" style:family="text">
      <style:text-properties officeooo:rsid="014e0045"/>
    </style:style>
    <style:style style:name="T12" style:family="text">
      <style:text-properties officeooo:rsid="014fdfb2"/>
    </style:style>
    <style:style style:name="T13" style:family="text">
      <style:text-properties officeooo:rsid="0175586a"/>
    </style:style>
    <style:style style:name="T14" style:family="text">
      <style:text-properties officeooo:rsid="01512744"/>
    </style:style>
    <style:style style:name="T15" style:family="text">
      <style:text-properties officeooo:rsid="013d7cb6"/>
    </style:style>
    <style:style style:name="T16" style:family="text">
      <style:text-properties officeooo:rsid="0180e5c5"/>
    </style:style>
    <style:style style:name="T17" style:family="text">
      <style:text-properties officeooo:rsid="0157c97f"/>
    </style:style>
    <style:style style:name="T18" style:family="text">
      <style:text-properties officeooo:rsid="0181aa60"/>
    </style:style>
    <style:style style:name="T19" style:family="text">
      <style:text-properties officeooo:rsid="01762e4c"/>
    </style:style>
    <style:style style:name="T20" style:family="text">
      <style:text-properties fo:font-weight="bold" officeooo:rsid="01781b24" style:font-weight-asian="bold" style:font-weight-complex="bold"/>
    </style:style>
    <style:style style:name="T21" style:family="text">
      <style:text-properties officeooo:rsid="01543262"/>
    </style:style>
    <style:style style:name="T22" style:family="text">
      <style:text-properties officeooo:rsid="01688412"/>
    </style:style>
    <style:style style:name="T23" style:family="text">
      <style:text-properties officeooo:rsid="0155cec3"/>
    </style:style>
    <style:style style:name="T24" style:family="text">
      <style:text-properties officeooo:rsid="01775f9d"/>
    </style:style>
    <style:style style:name="T25" style:family="text">
      <style:text-properties officeooo:rsid="01781b24"/>
    </style:style>
    <style:style style:name="T26" style:family="text">
      <style:text-properties officeooo:rsid="01665ede"/>
    </style:style>
    <style:style style:name="T27" style:family="text">
      <style:text-properties fo:font-style="italic" officeooo:rsid="01781b24" style:font-style-asian="italic" style:font-style-complex="italic"/>
    </style:style>
    <style:style style:name="T28" style:family="text">
      <style:text-properties officeooo:rsid="01791f0f"/>
    </style:style>
    <style:style style:name="T29" style:family="text">
      <style:text-properties fo:font-weight="bold" officeooo:rsid="01791f0f" style:font-weight-asian="bold" style:font-weight-complex="bold"/>
    </style:style>
    <style:style style:name="T30" style:family="text">
      <style:text-properties officeooo:rsid="0179bec9"/>
    </style:style>
    <style:style style:name="T31" style:family="text">
      <style:text-properties officeooo:rsid="01825ec0"/>
    </style:style>
    <style:style style:name="T32" style:family="text">
      <style:text-properties fo:font-weight="bold" officeooo:rsid="0179bec9" style:font-weight-asian="bold" style:font-weight-complex="bold"/>
    </style:style>
    <style:style style:name="T33" style:family="text">
      <style:text-properties fo:font-style="italic" style:font-style-asian="italic" style:font-style-complex="italic"/>
    </style:style>
    <style:style style:name="T34" style:family="text">
      <style:text-properties officeooo:rsid="013f4a10"/>
    </style:style>
    <style:style style:name="T35" style:family="text">
      <style:text-properties officeooo:rsid="017b24ec"/>
    </style:style>
    <style:style style:name="T36" style:family="text">
      <style:text-properties fo:font-weight="bold" officeooo:rsid="017b24ec" style:font-weight-asian="bold" style:font-weight-complex="bold"/>
    </style:style>
    <style:style style:name="T37" style:family="text">
      <style:text-properties officeooo:rsid="018262b7"/>
    </style:style>
    <style:style style:name="T38" style:family="text">
      <style:text-properties officeooo:rsid="01698616"/>
    </style:style>
    <style:style style:name="T39" style:family="text">
      <style:text-properties officeooo:rsid="01831cc8"/>
    </style:style>
    <style:style style:name="T40" style:family="text">
      <style:text-properties officeooo:rsid="0172575d"/>
    </style:style>
    <style:style style:name="T41" style:family="text">
      <style:text-properties officeooo:rsid="016ffab5"/>
    </style:style>
    <style:style style:name="T42" style:family="text">
      <style:text-properties fo:font-style="italic" officeooo:rsid="016ffab5" style:font-style-asian="italic" style:font-style-complex="italic"/>
    </style:style>
    <style:style style:name="T43" style:family="text">
      <style:text-properties officeooo:rsid="0184a279"/>
    </style:style>
    <style:style style:name="T44" style:family="text">
      <style:text-properties officeooo:rsid="0187fb87"/>
    </style:style>
    <style:style style:name="T45" style:family="text">
      <style:text-properties officeooo:rsid="0169ebcd"/>
    </style:style>
    <style:style style:name="T46" style:family="text">
      <style:text-properties officeooo:rsid="01876236"/>
    </style:style>
    <style:style style:name="T47" style:family="text">
      <style:text-properties officeooo:rsid="0185d8f8"/>
    </style:style>
    <style:style style:name="T48" style:family="text">
      <style:text-properties officeooo:rsid="01890096"/>
    </style:style>
    <style:style style:name="T49" style:family="text">
      <style:text-properties officeooo:rsid="014302a6"/>
    </style:style>
    <style:style style:name="T50" style:family="text">
      <style:text-properties officeooo:rsid="0143e920"/>
    </style:style>
    <style:style style:name="T51" style:family="text">
      <style:text-properties fo:font-style="italic" officeooo:rsid="0143e920" style:font-style-asian="italic" style:font-style-complex="italic"/>
    </style:style>
    <style:style style:name="T52" style:family="text">
      <style:text-properties officeooo:rsid="01449edc"/>
    </style:style>
    <style:style style:name="T53" style:family="text">
      <style:text-properties fo:font-style="italic" officeooo:rsid="01449edc" style:font-style-asian="italic" style:font-style-complex="italic"/>
    </style:style>
    <style:style style:name="T54" style:family="text">
      <style:text-properties fo:font-style="normal" officeooo:rsid="01449edc" style:font-style-asian="normal" style:font-style-complex="normal"/>
    </style:style>
    <style:style style:name="T55" style:family="text">
      <style:text-properties officeooo:rsid="0146654f"/>
    </style:style>
    <style:style style:name="T56" style:family="text">
      <style:text-properties fo:font-size="12pt" fo:font-style="italic" officeooo:rsid="0143e920" style:language-asian="de" style:country-asian="DE" style:font-style-asian="italic" style:font-style-complex="italic"/>
    </style:style>
    <style:style style:name="T57" style:family="text">
      <style:text-properties fo:font-size="12pt" officeooo:rsid="0143e920" style:language-asian="de" style:country-asian="DE"/>
    </style:style>
    <style:style style:name="T58" style:family="text">
      <style:text-properties fo:font-size="12pt" officeooo:rsid="0146654f" style:language-asian="de" style:country-asian="DE"/>
    </style:style>
    <style:style style:name="T59" style:family="text">
      <style:text-properties fo:font-size="12pt" officeooo:rsid="0147f41a" style:language-asian="de" style:country-asian="DE"/>
    </style:style>
    <style:style style:name="T60" style:family="text">
      <style:text-properties fo:font-size="12pt" officeooo:rsid="0149c973" style:language-asian="de" style:country-asian="DE"/>
    </style:style>
    <style:style style:name="T61" style:family="text">
      <style:text-properties fo:font-size="12pt" officeooo:rsid="017b24ec" style:language-asian="de" style:country-asian="DE"/>
    </style:style>
    <style:style style:name="T62" style:family="text">
      <style:text-properties fo:font-size="12pt" fo:font-weight="bold" officeooo:rsid="017b24ec" style:language-asian="de" style:country-asian="DE" style:font-weight-asian="bold" style:font-weight-complex="bold"/>
    </style:style>
    <style:style style:name="T63" style:family="text">
      <style:text-properties officeooo:rsid="0149c973"/>
    </style:style>
    <style:style style:name="T64" style:family="text">
      <style:text-properties officeooo:rsid="015320c1"/>
    </style:style>
    <style:style style:name="T65" style:family="text">
      <style:text-properties officeooo:rsid="01582d89"/>
    </style:style>
    <style:style style:name="T66" style:family="text">
      <style:text-properties fo:font-style="italic" officeooo:rsid="015320c1" style:font-style-asian="italic" style:font-style-complex="italic"/>
    </style:style>
    <style:style style:name="T67" style:family="text">
      <style:text-properties officeooo:rsid="0158a311"/>
    </style:style>
    <style:style style:name="T68" style:family="text">
      <style:text-properties officeooo:rsid="0189499f"/>
    </style:style>
    <style:style style:name="T69" style:family="text">
      <style:text-properties fo:font-size="12pt" officeooo:rsid="0189499f" style:language-asian="de" style:country-asian="DE"/>
    </style:style>
    <style:style style:name="T70" style:family="text">
      <style:text-properties officeooo:rsid="0159738b"/>
    </style:style>
    <style:style style:name="T71" style:family="text">
      <style:text-properties fo:font-style="italic" officeooo:rsid="0159738b" style:font-style-asian="italic" style:font-style-complex="italic"/>
    </style:style>
    <style:style style:name="T72" style:family="text">
      <style:text-properties officeooo:rsid="0159e978"/>
    </style:style>
    <style:style style:name="T73" style:family="text">
      <style:text-properties officeooo:rsid="016bd9e5"/>
    </style:style>
    <style:style style:name="T74" style:family="text">
      <style:text-properties fo:font-style="normal" style:font-style-asian="normal" style:font-style-complex="normal"/>
    </style:style>
    <style:style style:name="T75" style:family="text">
      <style:text-properties fo:font-style="normal" officeooo:rsid="016d8d48" style:font-style-asian="normal" style:font-style-complex="normal"/>
    </style:style>
    <style:style style:name="T76" style:family="text">
      <style:text-properties fo:font-style="normal" officeooo:rsid="018b1899" style:font-style-asian="normal" style:font-style-complex="normal"/>
    </style:style>
    <style:style style:name="T77" style:family="text">
      <style:text-properties fo:font-style="italic" officeooo:rsid="016d8d48" style:font-style-asian="italic" style:font-style-complex="italic"/>
    </style:style>
    <style:style style:name="T78" style:family="text">
      <style:text-properties fo:font-style="normal" officeooo:rsid="017b24ec" style:font-style-asian="normal" style:font-style-complex="normal"/>
    </style:style>
    <style:style style:name="T79" style:family="text">
      <style:text-properties fo:font-style="normal" fo:font-weight="bold" officeooo:rsid="017b24ec" style:font-style-asian="normal" style:font-weight-asian="bold" style:font-style-complex="normal" style:font-weight-complex="bold"/>
    </style:style>
    <style:style style:name="T80" style:family="text">
      <style:text-properties officeooo:rsid="016ea525"/>
    </style:style>
    <style:style style:name="T81" style:family="text">
      <style:text-properties officeooo:rsid="018b1899"/>
    </style:style>
    <style:style style:name="T82" style:family="text">
      <style:text-properties officeooo:rsid="018b9fda"/>
    </style:style>
    <style:style style:name="T83" style:family="text">
      <style:text-properties officeooo:rsid="015a9d32"/>
    </style:style>
    <style:style style:name="T84" style:family="text">
      <style:text-properties fo:font-style="italic" officeooo:rsid="018b9fda" style:font-style-asian="italic" style:font-style-complex="italic"/>
    </style:style>
    <style:style style:name="T85" style:family="text">
      <style:text-properties officeooo:rsid="018f674d"/>
    </style:style>
    <style:style style:name="T86" style:family="text">
      <style:text-properties officeooo:rsid="018f93f7"/>
    </style:style>
    <style:style style:name="T87" style:family="text">
      <style:text-properties officeooo:rsid="018d866f"/>
    </style:style>
    <style:style style:name="T88" style:family="text">
      <style:text-properties officeooo:rsid="018fb92b"/>
    </style:style>
    <style:style style:name="T89" style:family="text">
      <style:text-properties officeooo:rsid="017ba302"/>
    </style:style>
    <style:style style:name="T90" style:family="text">
      <style:text-properties fo:font-style="italic" officeooo:rsid="018fb92b" style:font-style-asian="italic" style:font-style-complex="italic"/>
    </style:style>
    <style:style style:name="T91" style:family="text">
      <style:text-properties fo:font-style="normal" officeooo:rsid="018fb92b" style:font-style-asian="normal" style:font-style-complex="normal"/>
    </style:style>
    <style:style style:name="T92" style:family="text">
      <style:text-properties officeooo:rsid="017d70b8"/>
    </style:style>
    <style:style style:name="T93" style:family="text">
      <style:text-properties officeooo:rsid="019006f8"/>
    </style:style>
    <style:style style:name="T94" style:family="text">
      <style:text-properties officeooo:rsid="018c15f6"/>
    </style:style>
    <style:style style:name="T95" style:family="text">
      <style:text-properties fo:font-weight="bold" officeooo:rsid="017d70b8" style:font-weight-asian="bold" style:font-weight-complex="bold"/>
    </style:style>
    <style:style style:name="T96" style:family="text">
      <style:text-properties officeooo:rsid="015fff5b"/>
    </style:style>
    <style:style style:name="T97" style:family="text">
      <style:text-properties officeooo:rsid="0161696f"/>
    </style:style>
    <style:style style:name="T98" style:family="text">
      <style:text-properties fo:font-style="italic" officeooo:rsid="0164bfe0" style:font-style-asian="italic" style:font-style-complex="italic"/>
    </style:style>
    <style:style style:name="T99" style:family="text">
      <style:text-properties officeooo:rsid="0166f94f"/>
    </style:style>
    <style:style style:name="T100" style:family="text">
      <style:text-properties fo:font-style="italic" officeooo:rsid="0166f94f" style:font-style-asian="italic" style:font-style-complex="italic"/>
    </style:style>
    <style:style style:name="T101" style:family="text">
      <style:text-properties officeooo:rsid="01718d25"/>
    </style:style>
    <style:style style:name="T102" style:family="text">
      <style:text-properties fo:font-style="italic" officeooo:rsid="01718d25" style:font-style-asian="italic" style:font-style-complex="italic"/>
    </style:style>
    <style:style style:name="T103" style:family="text">
      <style:text-properties officeooo:rsid="018c671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Outline">
        <text:list-item>
          <text:h text:style-name="P1" text:outline-level="1">Literatenbriefwechsel deutscher Klassiker und ihre Editionen seit dem 18. Jahrhundert </text:h>
        </text:list-item>
      </text:list>
      <text:p text:style-name="P2"/>
      <text:h text:style-name="Heading_20_3" text:outline-level="3"/>
      <text:list text:continue-numbering="true" text:style-name="Outline">
        <text:list-item>
          <text:list>
            <text:list-item>
              <text:h text:style-name="P3" text:outline-level="2"><text:span text:style-name="T1">Inhalt / </text:span>Einleitung </text:h>
            </text:list-item>
          </text:list>
        </text:list-item>
      </text:list>
      <text:p text:style-name="P4"/>
      <text:p text:style-name="P4">– Einleitende Anmerkungen zur Überlieferung von Autorenbriefwechseln und zur Briefkultur des 18. Jahrhunderts</text:p>
      <text:p text:style-name="P4">– Drei Autoren: Hamann, Herder und Goethe – mit Beispielen von Briefen und ihrer Darstellung in <text:span text:style-name="T2">den </text:span>Editionen</text:p>
      <text:p text:style-name="P4">– Verschiedene Typen von Briefwechselausgaben, Vorteile digitaler und analoger Darstellungsweisen und technische Aspekte anhand der Hamann-<text:span text:style-name="T3">Briefe</text:span>dition</text:p>
      <text:p text:style-name="P4"/>
      <text:p text:style-name="P5"><text:span text:style-name="T4">Vorbemerkungen</text:span>: <text:span text:style-name="T5">Ich konzentriere mich hauptsächlich</text:span> auf <text:span text:style-name="T5">die wissenschaftlich sozusagen am höchsten stehenden Brief-Ausgabe</text:span><text:span text:style-name="T6">n</text:span><text:span text:style-name="T5">, die chronologischen </text:span>Gesamtausgaben <text:span text:style-name="T5">der Briefe eines einzelnen Schriftstellers (ob nur Briefe </text:span><text:span text:style-name="T7">von</text:span><text:span text:style-name="T5"> </text:span><text:span text:style-name="T6">einem</text:span><text:span text:style-name="T5"> </text:span><text:span text:style-name="T6">Autor oder auch </text:span><text:span text:style-name="T8">an</text:span><text:span text:style-name="T6"> ihn</text:span><text:span text:style-name="T5"> ist noch eine andere Frage).</text:span> <text:span text:style-name="T6">W</text:span><text:span text:style-name="T5">enn ich insgesamt recht hamannzentriert spreche, möge man mir das verzeihen, am Hamann-Kommentar arbeite ich eben hauptsächlich, und eine </text:span><text:span text:style-name="T6">indirekte</text:span><text:span text:style-name="T5"> Projektvorstellung ist </text:span><text:span text:style-name="T6">ja </text:span><text:span text:style-name="T5">auch ein wenig der Zweck dieser Vorlesung. </text:span><text:span text:style-name="T9">Ich werde mich also hauptsächlich auf Hamann und Herder konzentrieren und von Goethe nur ein Beispiel erläutern. Neben </text:span><text:span text:style-name="T6">den drei Beispielautoren </text:span><text:span text:style-name="T5">gibt </text:span><text:span text:style-name="T6">es natürlich</text:span><text:span text:style-name="T5"> zahlreiche weitere </text:span><text:span text:style-name="T6">gerade in Erarbeitung befindliche </text:span><text:span text:style-name="T5">Briefeditionen, auf die man hätte eingehen können, </text:span><text:span text:style-name="T6">digitale wie analoge,</text:span><text:span text:style-name="T5"> etwa </text:span><text:span text:style-name="T6">den </text:span><text:span text:style-name="T5">Lavater-</text:span><text:span text:style-name="T6">Briefwechsel</text:span><text:span text:style-name="T5"> oder </text:span><text:span text:style-name="T6">die </text:span><text:span text:style-name="T5">August Wilhelm Schlegel-</text:span><text:span text:style-name="T6">Briefausgabe;</text:span><text:span text:style-name="T5"> </text:span><text:span text:style-name="T6">ich denke </text:span><text:span text:style-name="T5">aber</text:span><text:span text:style-name="T10">, wenn man </text:span><text:span text:style-name="T9">die Brief-Editionsgeschichte und</text:span><text:span text:style-name="T10"> Beispiele von </text:span><text:span text:style-name="T9">zwei bis drei</text:span><text:span text:style-name="T10"> verschiedenen Autoren zeigt, </text:span><text:span text:style-name="T5">ist </text:span><text:span text:style-name="T10">das </text:span><text:span text:style-name="T5">mehr als genug. –</text:span> <text:span text:style-name="T6">Wir haben in der </text:span>vorherigen Sitzung <text:span text:style-name="T6">über die</text:span> Theologenbriefwechsel <text:span text:style-name="T11">aus der frühen Neuzeit bereits einiges darüber gehört, welche Daten bei jedem Brief zu erfassen sind: Empfänger/Adressat, Datum (wann abgeschickt, wann angekommen?), Orte (wo abgeschickt, wo angekommen), ausgefertigt ja/nein (damit verbunden, ob es ein Entwurf bzw. Konzept ist?); primär oder sekundär überliefert? Schließlich und natürlich vor allem der Text, und damit verbunden dessen Darbietungsform: wie standardisiert/modernisiert, löst man Abkürzungen auf? </text:span><text:span text:style-name="T12">Digital oder in Buchform?</text:span><text:span text:style-name="T11"> Wie kommentarbedürftig ist ein Brief und welche Briefe von welchen </text:span><text:soft-page-break/><text:span text:style-name="T11">Autoren sind es wert, kommentiert zu werden? </text:span><text:span text:style-name="T13">Je nach Ausgabentyp wird man unterschiedliche Antworten auf diese Fragen finden.</text:span></text:p>
      <text:p text:style-name="HT"><text:span text:style-name="T12">Das Rezeptionsinteresse bei klassischen Autoren des 18. Jahrhunderts ist ein anderes als bei den </text:span><text:span text:style-name="T13">meisten </text:span><text:span text:style-name="T12">bisherigen </text:span><text:span text:style-name="T13">Editionsg</text:span><text:span text:style-name="T12">egenständen </text:span><text:span text:style-name="T13">aus dieser</text:span><text:span text:style-name="T12"> Vorlesung, </text:span><text:span text:style-name="T14">und das liegt nicht nur daran, dass man ihre Sprache, das Deutsch des 18. Jahrhunderts, auch heute noch einigermaßen gut verstehen kann.</text:span><text:span text:style-name="T12"> Man hat ein</text:span> geistiges Interesse an der gesamten Person, auch dem Genie im Privaten <text:span text:style-name="T12">und dessen Briefen</text:span> – <text:span text:style-name="T12">man will die</text:span> Entstehungsgeschichte der Werke <text:span text:style-name="T12">studieren und</text:span> Korrespondenzverhältnisse zwischen Leben und Werk <text:span text:style-name="T12">erforschen,</text:span> <text:span text:style-name="T12">den</text:span> Brieftext als Paralleltext zu den Werken <text:span text:style-name="T12">lesen</text:span>. <text:span text:style-name="T12">–</text:span> <text:span text:style-name="T12">Es handelt sich um</text:span> Literaten mit <text:span text:style-name="T12">einer </text:span>besondere<text:span text:style-name="T14">n</text:span> Formulierungsgabe, die ihre sprachliche Reaktion auf bestimmte Themen oder auch nur ihre Stellungnahme zu Ereignissen mitunter nur im Privaten mitteilten. <text:span text:style-name="T12">Das ist in aller Regel</text:span> nicht <text:span text:style-name="T12">reduzierbar</text:span> auf Information, <text:span text:style-name="T12">die man in einem Regest mitteilen könnte –</text:span> sondern der Wortlaut ist <text:span text:style-name="T12">von entscheidender Bedeutung</text:span>. <text:span text:style-name="T11">Als kanonischen Klassikern einer Sprachgemeinschaft – und das sind Autoren wie Goethe und Herder für das Deutsche – kommt ihrem sprachlichen Verhalten und ihrem Verhältnis zur Sprache auch eine Art Vorbildfunktion zu, ein Muster für guten Stil im Deutschen, an dem sich nachfolgende Generationen orientieren</text:span><text:span text:style-name="T12"> oder</text:span><text:span text:style-name="T11"> wie auch immer zu verhalten können. – Schließlich sind Briefwechsel die Grundlage jeder</text:span> Biographieforschung.<text:line-break/></text:p>
      <text:p text:style-name="P4"/>
      <text:list text:continue-numbering="true" text:style-name="Outline">
        <text:list-item>
          <text:list>
            <text:list-item>
              <text:h text:style-name="Heading_20_2" text:outline-level="2"><text:span text:style-name="T4">Z</text:span>ur Überlieferung von Autorenbriefwechseln</text:h>
            </text:list-item>
          </text:list>
        </text:list-item>
      </text:list>
      <text:p text:style-name="HT_5f_Stumpf"/>
      <text:p text:style-name="HT_5f_Stumpf">Im Gegensatz zu den meisten Gegenstandsbereichen bisher in der Vorlesung gibt es für die Überlieferungssituation im 18. Jahrhundert eine ganz andere Lage, indem sehr viele originale Handschriften <text:span text:style-name="T11">noch </text:span>vorhanden sind. Die Überlieferung gerade bei den Klassikern ist vorwiegend autograph (selbst geschrieben), nicht apograph (von Fremden geschrieben), wie das noch für das Mittelalter die Regel war. Eine Lachmannsche Methode oder dergleichen Techniken, um einen Archetypen editorisch zu rekonstruieren, erübrigt sich, wenn das handschriftliche Original vorhanden ist. Es gibt natürlich auch lediglich als Entwurf, Abschrift oder Journaldruck vorliegende Briefe, aber das sind Ausnahmen. Davon haben wir bereits in der Vorlesung zu Theologenbriefwechseln letzte Woche gehört. <text:span text:style-name="T13">Man</text:span> ediert in <text:span text:style-name="T13">der</text:span> Regel den besten Zeugen für einen Brief (in der Regel den ausgefertigten Brief <text:span text:style-name="T13">aus dem</text:span> Nachlass des Empfängers), <text:span text:style-name="T13">und </text:span><text:soft-page-break/><text:span text:style-name="T13">gibt Varianten nur bei apographer Überlieferung an</text:span>.</text:p>
      <text:p text:style-name="P6">Ein Problem ergibt sich vielmehr angesichts der schieren Menge an vorhandenem Material, dieses nämlich zu sammeln, zu transkribieren, zu datieren, anzuordnen, in gedruckten Bänden zu edieren und schließlich zu kommentieren – so die typische Reihenfolge in der Herstellung einer gedruckten Gesamtausgabe der Briefe eines Schriftstellers. Bei einer digitalen Edition hat man natürlich auch bei der Erstellung deutlich mehr Freiheiten, so muss man etwa die Reihenfolge der Briefe nicht irgendwann final redigieren, sondern kann sie, solang man daran arbeitet, stets verändern.</text:p>
      <text:p text:style-name="P7">Bei gewissen <text:span text:style-name="T2">›</text:span>epistolomanischen<text:span text:style-name="T2">‹</text:span> Schriftstellern – das Wort <text:span text:style-name="T15">ist ein Neologismus</text:span> und besteht aus dem lateinischen Wort für Brief und Manie – ergibt sich also die Situation, dass <text:span text:style-name="T15">mehr als</text:span> 15000 Briefe überliefert sind. Großschriftsteller wie Goethe oder Johann Caspar Lavater hatten eine eigene Schreibstube mit Sekretär, <text:span text:style-name="T13">dem sie ihre Briefe diktierten.</text:span> <text:span text:style-name="T13">Die hohe Menge an überlieferten Briefen</text:span> hat auch mit einem fundamentalen Wandel des Autorschaftskonzepts im 18. Jahrhundert und mit dem Geniekult zu tun. Man begann, Briefe, und besonders Autographen, als genuines Ausdrucksmedium zu begreifen: für einen Autor, eine literarische Persönlichkeit, ein Genie, dessen Privatbriefe interessant, aufhebenswert und potentiell auratisch sind, da sie Einblicke in die Persönlichkeit des Autors bieten. – Was einem heute einigermaßen selbstverständlich erscheint, war es <text:span text:style-name="T13">noch im </text:span>17. Jahrhundert keineswegs: So gibt es klassische Autoren wie Grimmelshausen, von denen nicht ein einziger Brief überliefert ist – ebenso wenig im Falle des international wohl am meisten kanonisierten Autors, Shakespeare. Es war auch im 17. Jahrhundert längst nicht immer und bei allen Autoren so schlimm, von berühmten Gelehrten und Theologen in einflussreichen Positionen ist, wie wir letzte Woche gehört haben, auch aus dem 16./17. Jahrhundert viel überliefert. Bei Shakespeare kam das politische Verhängnis hinzu, dass recht bald nach seinem Tod der englische Bürgerkrieg ausbrach, und der König der Verliererpartei ein ausgesprochener Shakespeare-Verehrer war (Charles I., <text:span text:style-name="T16">der seinen Kopf verlor</text:span>), und die Gewinnerpartei, also die Puritaner, ausgesprochene Theaterhasser. – Die Intensität der Überlieferung von Briefen ist jedenfalls maßgeblich von den Sammeltätigkeiten der Freunde des Autors oder der ersten Generation von Fans abhängig. Denn länger als eine Generation heben nur wenige Leute Briefe auf dem Dachboden auf, es sei denn, sie sind von ihrem Wert überzeugt. Wohlgemerkt: Die Briefe eines Autors liegen in der Regel beim Empfänger, und dieser oder seine Erben müssen vom Wert der Briefe so weit überzeugt sein, dass sie die Briefe nicht wegwerfen (vorausgesetzt, dass man sich nicht zu Lebzeiten schon so weit zerstritt, dass die <text:soft-page-break/>Briefe dem Feuer übergeben wurden). So ist der Umfang eines Briefcorpus – als Ausgangspunkt für eine Edition – längst nicht nur von der Anzahl an Briefen abhängig, die ein Autor schrieb, sondern ebenso von seinem Ruhm zu Lebzeiten und dem auratischen Wert, der ihren Autographen über die Generationen hinweg beigemessen wird, kurz: ihrer Kanonisierung. Auch das ist ein Grund, weshalb von Goethe über <text:span text:style-name="T15">15000</text:span> Briefe überliefert, von Hamann jedoch nur knapp 1000. Goethe ist aber auch ein Extrem, da er sehr alt geworden ist. <text:span text:style-name="T17">Andererseits vernichtete er selbst in verschiedenen so genannten Autodafés immer wieder Briefe und eigene Schriften, so etwa im ‚großen Autodafé von 1797‘ die meisten der frühen Briefe Herders.</text:span></text:p>
      <text:p text:style-name="P6">Für Sammler bleibt in ihrer Tätigkeit – das Ausmachen und Kontaktieren von potentiellen Briefbesitzern – das frustrierende Bewusstsein, dass man man mühsam Briefe zusammensammelt, die man selbst zu Lebzeiten kaum oder nur gekürzt wird publizieren können, denn solange die Schreiber selbst oder unmittelbare Nachkommen leben, waren (und sind) Briefe meist zu privat und eine ungekürzte Publikation bedeutend zu heikel, auch wenn es im 18./19. Jahrhundert noch kein Persönlichkeitsrecht gab wie in der heutigen Gesetzgebung. Es ist also für das Zustandekommen einer Briefausgabe stets eine Zusammenarbeit über die Generationen hinweg vonnöten. So ist es selbst bei den größten Klassikern des 18. Jahrhunderts der Fall, dass ungekürzte Gesamtausgaben ihrer Briefwechsel erst viele Generationen später erscheinen: Bei Herder etwa erst im späten 20. Jahrhundert und bei Hamann Mitte des 20. Jahrhunderts (Goethe mit der Weimarer Ausgabe Mitte/Ende des 19. Jahrhunderts ist eher ein Spezialfall).</text:p>
      <text:p text:style-name="P6"/>
      <text:p text:style-name="P8"/>
      <text:list text:continue-numbering="true" text:style-name="Outline">
        <text:list-item>
          <text:list>
            <text:list-item>
              <text:h text:style-name="Heading_20_2" text:outline-level="2">Der Brief im 18. Jahrhundert</text:h>
            </text:list-item>
          </text:list>
        </text:list-item>
      </text:list>
      <text:p text:style-name="HT_5f_Stumpf"/>
      <text:p text:style-name="P9">Zunächst möchte ich Ihnen <text:span text:style-name="T15">ein </text:span>ganz konkretes Beispiel <text:span text:style-name="T18">kursorisch </text:span>zeigen <text:span text:style-name="T19">(</text:span><text:span text:style-name="T20">n. Folie</text:span><text:span text:style-name="T19">)</text:span>, <text:span text:style-name="T16">einen</text:span><text:span text:style-name="T15"> Brief </text:span><text:span text:style-name="T16">des Schriftstellers Johann Georg</text:span> Hamann an <text:span text:style-name="T16">Johann Gottfried </text:span>Herder, <text:span text:style-name="T15">datiert auf den</text:span> 17. Mai 1779. <text:span text:style-name="T19">Der </text:span>Briefbogen <text:span text:style-name="T19">ist</text:span> in der Mitte gefaltet, <text:span text:style-name="T19">die </text:span>erste Seite beschrieben, <text:span text:style-name="T19">wie man hier sieht. Es wurde damals in der Regel</text:span> <text:span text:style-name="T21">mit </text:span><text:span text:style-name="T19">einer</text:span><text:span text:style-name="T21"> Gänsefeder geschrieben </text:span><text:span text:style-name="T19">und</text:span><text:span text:style-name="T21"> in </text:span>deutsche<text:span text:style-name="T21">r</text:span> Kurrentschrift (<text:span text:style-name="T16">die ist ähnlich wie die Sütterlin-Schrift, die man vielleicht noch von den Großeltern kennt</text:span>; <text:span text:style-name="T19">das ist</text:span> heute nicht mehr leicht zu lesen <text:span text:style-name="T16">und</text:span> <text:span text:style-name="T22">man </text:span>brauch<text:span text:style-name="T22">t</text:span> einige Zeit, um da herein zu kommen. Fremdsprachiges <text:span text:style-name="T16">wurde aber meist </text:span>in <text:span text:style-name="T16">l</text:span>ateinischer Schrift <text:span text:style-name="T16">geschrieben.</text:span> Hamann <text:span text:style-name="T21">hatte </text:span>außerdem <text:span text:style-name="T21">keine </text:span><text:soft-page-break/><text:span text:style-name="T21">leicht lesbare Schri</text:span><text:span text:style-name="T23">f</text:span><text:span text:style-name="T21">t:</text:span> <text:span text:style-name="T21">seine </text:span>ständige<text:span text:style-name="T21">n</text:span> Entschuldigen für <text:span text:style-name="T19">sein </text:span><text:span text:style-name="T21">»</text:span>Geschmier<text:span text:style-name="T21">« sind ein wiederkehrendes Motiv seiner Briefwechsel. </text:span><text:span text:style-name="T19">Besonders ärgerlich ist dabei, dass </text:span><text:span text:style-name="T21">er zwar schön schreiben konnte, sich aber </text:span><text:span text:style-name="T19">zumeist einfach </text:span><text:span text:style-name="T21">keine Mühe </text:span><text:span text:style-name="T19">gab.</text:span> <text:span text:style-name="T19">R</text:span>echts oben <text:span text:style-name="T19">sehen wir die</text:span> Datierung, normalerweise <text:span text:style-name="T19">wäre </text:span>links oben <text:span text:style-name="T19">die Anrede (bei Briefen zwischen </text:span>Freunden <text:span text:style-name="T19">des gleichen Standes wurde kein</text:span> Respek<text:span text:style-name="T23">t</text:span>sabstand <text:span text:style-name="T19">verwendet).</text:span> <text:span text:style-name="T19">Eine </text:span>Anrede unterbleibt hier, normalerweise ist das immer »Herzlich geliebtester Gevatter, Landsmann u Freund« (Gevatter, <text:span text:style-name="T16">da sie</text:span> Patenschaft <text:span text:style-name="T16">für</text:span> <text:span text:style-name="T16">eines </text:span>ihre<text:span text:style-name="T16">r jeweiligen</text:span> Kinder <text:span text:style-name="T16">übernahmen</text:span>, Landsmann, weil sie beide aus Ostpreußen stamm<text:span text:style-name="T19">t</text:span>en), hier <text:span text:style-name="T19">geht Hamann</text:span> jedoch in einem Gefühlsausbruch in medias res. Man schrieb dann normalerweise auf der Innenseite weiter, <text:span text:style-name="T19">wie man hier sieht</text:span> <text:span text:style-name="T19">(</text:span><text:span text:style-name="T20">n. Folie</text:span><text:span text:style-name="T19">), </text:span>und Hamann hätte hier auch noch die rechte Seite weiter beschreiben können, <text:span text:style-name="T19">es handelt sich</text:span> aber <text:span text:style-name="T19">um </text:span>ein<text:span text:style-name="T19">en</text:span> verhältnismäßig kurze<text:span text:style-name="T19">n</text:span> Brief. <text:span text:style-name="T19">(</text:span><text:span text:style-name="T20">n. Folie</text:span><text:span text:style-name="T19">). </text:span>Die letzte Seite wurde in der Regel frei gelassen als Adressseite (Kuvert<text:span text:style-name="T19">s wurden</text:span> im 18. Jh. noch <text:span text:style-name="T19">kaum verwendet</text:span>, Briefmarken auch erst Ende des 19. Jahrhunderts eingeführt). Hier <text:span text:style-name="T19">lautet die Adresse</text:span>: »Herrn / Herrn Herder / Generalsuperintendenten pp zu Weimar«. Schließlich wurde der Brief gefaltet und gesiegelt (auch den Falz und den Siegelabdruck sieht man hier). Der Brief wurde außerdem »franco« verschickt, d.h. Hamann hat den Brief bezahlt (das war im 18. Jahrhundert <text:span text:style-name="T16">durchaus nicht</text:span> <text:span text:style-name="T16">üblich </text:span>und konnte auch zu Verstimmungen führen, etwa wenn man das Porto für den Brief eines Fremden bezahlte und einem dann überhaupt nicht gefiel, was <text:span text:style-name="T21">in dem</text:span> <text:span text:style-name="T21">Brief </text:span>stand). </text:p>
      <text:p text:style-name="P10">Anhand des Vermerks »Halle« können wir sogar einigermaßen den Weg des Briefes verfolgen. <text:span text:style-name="T24">(</text:span><text:span text:style-name="T20">n. Folie</text:span><text:span text:style-name="T24">). Hier sieht man eine h</text:span>istorische Landkarte <text:span text:style-name="T24">(zwar keine eigentlich politische, sondern eine dynastische, aber die unterschiedlichen Gebiete und Fürstentümer werden gut kenntlich; aber aufpassen: das Königreich Preußen gehörte im Gegensatz zum Kurfürstentum Brandenburg nicht zum Heiligen römischen Reich!). Der Brief wurde</text:span> <text:span text:style-name="T24">v</text:span>on Königsberg im Osten Brandenburg-Preußens <text:span text:style-name="T24">losgesandt</text:span> <text:span text:style-name="T3">(heutiges Kaliningrad, damals deutschsprachiges Baltikum bzw. Ostpreußen, Teil des Militärstaats Friedrich des Großen). </text:span><text:span text:style-name="T24">Er ging</text:span> bis Halle<text:span text:style-name="T3"> </text:span>mit der preußischen Post, und von dort musste noch einmal neu bezahlt werden für den Postweg durchs Kurfürstentum Sach<text:span text:style-name="T3">s</text:span>en bis ins Herzogtum Sachsen-Weimar-<text:span text:style-name="T3">Eisenach</text:span>. Ein solcher Brief von Königsberg nach Weimar war zwischen 10 und 20 Tagen unterwegs, je nachdem ob mit der fahrenden oder mit der reitenden Post. Es wurden auch vielfältig Boten eingesetzt, die man nicht bezahlen musste: <text:span text:style-name="T24">W</text:span>enn <text:span text:style-name="T24">beispielsweise beider</text:span> Verleger, Johann Friedrich Hartknoch, von Riga über Königsberg zur Leipziger Frühjahrsbuchmesse <text:span text:style-name="T25">fuhr</text:span>, hat<text:span text:style-name="T25">te</text:span> er stets auch einen Brief Hamanns an Herder dabei, und auf <text:soft-page-break/>dem Rückweg einen von Herder an Hamann (nebst vielen Büchern für Hamann). – Zwar hat sich die Infrastruktur der Post im 18. Jahrhundert rasant verbessert und mit der Kaiserlichen Reichspost der Fürsten Thurn und Taxis gab es auch ein <text:span text:style-name="T16">einigermaßen r</text:span>eichsweit agierendes Postunternehmen; es <text:span text:style-name="T16">betätigte sich</text:span> aber beispielsweise nicht auf dem Gebiet der Preußischen Post; und wenn es militärische Auseinandersetzungen zwischen Preußen und Österreich gab, <text:span text:style-name="T16">wie es im 18. Jahrhundert ständig der Fall war, </text:span>störte das auch jedes Mal enorm die Postwege. Zwar war seit dem Ende des Siebenjährigen Krieges 1763 einigermaßen Ruhe, aber der letzte Preußisch-Österreichische Konflikt lag <text:span text:style-name="T25">im Falle unseres Briefs</text:span> nur einige Wochen in der Vergangenheit: <text:span text:style-name="T16">Der sogenannte </text:span>Kartoffelkrieg, <text:span text:style-name="T16">eine eher kleine Auseinandersetzung, </text:span>endete mit dem Frieden von Teschen <text:span text:style-name="T18">offiziell erst </text:span>Anfang Mai 1779. Angesichts unsicherer politischer Verhältnisse, Kleinstaaterei, mitunter unsicheren Postwegen (sei es durch Überschwemmungen, Winter oder Straßenräuber) konnte man im 18. Jahrhundert nie sicher davon ausgehen, dass ein Brief ankommt. Ein ständiges Thema in allen Briefwechseln ist also die Vergewisserung, ob der letzte Brief auch angekommen sei – <text:span text:style-name="T26">worüber wir</text:span> uns als Herausgeber <text:span text:style-name="T26">natürlich freuen, da es uns </text:span>hilft, das Korrespondenz-System nachzuvollziehen. <text:span text:style-name="T25">(</text:span><text:span text:style-name="T20">n. Folie</text:span><text:span text:style-name="T25">)</text:span></text:p>
      <text:p text:style-name="P6">Briefe wurden gesiegelt und das Siegel beim Öffnen <text:span text:style-name="T25">›</text:span>gebrochen<text:span text:style-name="T25">‹</text:span>; <text:span text:style-name="T25">ein intaktes</text:span> Siegel war also ein Zeichen, dass der Brief nicht <text:span text:style-name="T25">zwischendurch</text:span> geöffnet wurde; bei der Adressseite vorhin war auch ein Siegelrest zu erkennen. Solche bürgerlichen Privatsiegel des 18. Jahrhunderts – eigentlich in der Tradition von Herrschersiegeln und Familienwappen – wurden vielfältig auch persönlich gestaltet. Hamann verwendete beispielsweise ab etwa 1762 ein Petschaft mit dem Motiv <text:span text:style-name="T23">»</text:span>Kopf des Sokrates<text:span text:style-name="T23">«</text:span> (hier rechts unten), <text:span text:style-name="T25">das nicht zufällig an seine Schrift </text:span><text:span text:style-name="T27">Sokratische Denkwürdigkeiten</text:span><text:span text:style-name="T25"> anknüpft</text:span>. Herders Siegel, das er wohl ab den späten 1770ern <text:span text:style-name="T25">führte</text:span>, ist noch deutlich ausgefallener <text:span text:style-name="T23">und symbolisch sehr überladen</text:span>: Alpha und Omega <text:span text:style-name="T23">in der Mitte</text:span>, Ouroboros-Schlange <text:span text:style-name="T23">außen</text:span>, <text:span text:style-name="T23">eine </text:span>Sonne oben als wäre ein Freimaurer (<text:span text:style-name="T23">was er </text:span>ja auch <text:span text:style-name="T23">war</text:span>), <text:span text:style-name="T25">das </text:span>Motto unten: »Licht Liebe Leben«. <text:span text:style-name="T23">Von dem a</text:span>ngebliche<text:span text:style-name="T23">n</text:span> Petschaft Herders mit Siegelprobe <text:span text:style-name="T23">(hier links oben)</text:span>, <text:span text:style-name="T23">wie es in Weimar angeblich seit dem 19. Jahrhundert aufbewahrt wird, darf man sich indessen nicht täuschen lassen; neuere Forschung und ein Vergleich mit Si</text:span><text:span text:style-name="T25">e</text:span><text:span text:style-name="T23">geln auf tatsächlichen Herderbriefen </text:span><text:span text:style-name="T25">(wie rechts oben) legen</text:span><text:span text:style-name="T23"> vielmehr eine nachträgliche </text:span>Fälschung <text:span text:style-name="T23">nahe</text:span>: <text:span text:style-name="T25">Wenn man genau hinschaut, fehlt z.B. d</text:span>er Punkt in der Mitte, <text:span text:style-name="T18">auch die typographischen Proportionen stimmen nicht nicht überein.</text:span><text:line-break/><text:line-break/><text:soft-page-break/>Nun einige allgemeinere Anmerkung<text:span text:style-name="T25">en</text:span> zur Briefkultur im Zeitalter der Empfindsamkeit:</text:p>
      <text:p text:style-name="P10"><text:span text:style-name="T17">Im 18. Jahrhundert fand eine st</text:span>arke Ausweitung der Lese- und Schreibkompetenz zumindest in den höheren Gesellschaftsschichten (Adel und städtisches Bürgertum) <text:span text:style-name="T17">statt;</text:span> <text:span text:style-name="T25">man schrieb neuerdings nicht mehr</text:span> nur unter Gelehrten, sondern zum ersten Mal auch <text:span text:style-name="T17">einigermaßen </text:span>in der Breite <text:span text:style-name="T25">und</text:span> unter Frauen. <text:span text:style-name="T17">Diese Entwicklung</text:span> ist maßgeblich an <text:span text:style-name="T17">die </text:span>Briefkultur gebunden.</text:p>
      <text:p text:style-name="P6"><text:span text:style-name="T25">Um </text:span><text:span text:style-name="T28">sich </text:span><text:span text:style-name="T25">die Fertigkeit im </text:span><text:span text:style-name="T28">›richtigen‹ </text:span><text:span text:style-name="T25">Schreiben von Briefen </text:span><text:span text:style-name="T28">anzueignen, gab es die so genannten ›</text:span>Briefsteller<text:span text:style-name="T28">‹ (</text:span><text:span text:style-name="T29">n. Folie</text:span><text:span text:style-name="T28">)</text:span>: <text:span text:style-name="T28">Massenhaft produzierte Drucke mit</text:span> Musterbriefe<text:span text:style-name="T28">n</text:span> und theoretische<text:span text:style-name="T28">n</text:span> bzw. stilistische<text:span text:style-name="T28">n</text:span> Anweisung<text:span text:style-name="T28">en</text:span> zum richtigen Verfassen von Briefen, vor allem auch mit Anweisungen dafür, mit welchen Anredeformeln bzw. Kurialien welche Standesperson wie anzuschreiben ist, welcher Respektsabstand geboten ist etc. Mitte des 18. Jahrhundert fand hier aber ein bedeutender Kulturwandel statt. Daher als Beispiel hier der <text:span text:style-name="T28">damals sehr </text:span>bekannte Rokoko-Briefsteller Christian Fürchtegott Gellerts <text:s/>von 1751, der für den empfindsamen Brief stilbildend war: »Briefe, nebst einer praktischen Abhandlung von dem guten Geschmacke in Briefen«. – Natürlichkeit, Lebendigkeit, Ungezwungenheit und eine gewisse Nähe zur Mündlichkeit <text:span text:style-name="T30">wurden</text:span> nun die Stilideale, nicht mehr der galante, höfisch-barocke Stil voller Demutsgesten, obskurer französischer Lehnwörter, Wörtern des Kanzleistils wie »dero Gnaden« und einer verschwurbelten Syntax. Gleich Anfangs erklärt Gellert zur Intention seines Briefstellers: »nämlich Junge Leute, und insonderheit das Frauenzimmer, zu einer natürlichen Schreibart zu ermuntern, und andern, wenn es möglich wäre, das Vorurtheil zu benehmen, als ob unsre Sprache zu den Gedanken der Höflichkeit, des Wohlstandes des Scherzes, und zu andern zarten Empfindungen nicht biegsam und geschmeidig genug sey«. <text:span text:style-name="T31">Das klingt heute für heutige Ohren noch immer ziemlich altertümlich, war aber ein bedeutender Fortschritt. </text:span>– Durch die<text:span text:style-name="T30">se</text:span> Individualisierung des Stils <text:span text:style-name="T30">fand eine</text:span> Öffnung <text:span text:style-name="T30">auch für den Ausdruck von </text:span>Gefühle<text:span text:style-name="T30">n statt</text:span>; <text:span text:style-name="T31">und </text:span><text:span text:style-name="T30">durch die</text:span> starke Breitenwirkung von Gellerts Briefsteller <text:span text:style-name="T30">und</text:span> dessen Ideal der Natürlichkeit <text:span text:style-name="T30">wurden solche</text:span> Briefsteller nach und nach obsolet.</text:p>
      <text:p text:style-name="P6">Gegen Mitte des 18. Jahrhunderts <text:span text:style-name="T30">breitete</text:span> sich europaweit, als Komplement zur rationalistischen Kultur der Frühaufklärung, eine Kultur der Offenheit für Gefühle <text:span text:style-name="T30">aus</text:span>. Enthusiasmus und Schwärmerei wurden nicht mehr nur negativ verstanden, sondern der Ausdruck von Gefühlen und Freundschaftskulte gewissenhaft gepflegt, vor allem in Briefen. Das 18. Jahrhundert ist also nicht nur das Jahrhundert der Aufklärung, sondern ebenso der Empfindsamkeit. <text:span text:style-name="T30">(</text:span><text:span text:style-name="T32">n. Folie</text:span><text:span text:style-name="T30">) </text:span>– Vielleicht noch eine kleine <text:soft-page-break/>Anmerkung zur Wortgeschichte von »empfindsam«: es stammt aus Johann Joachim Christoph Bodes Übersetzung von Laurence Sternes <text:span text:style-name="T33">A Sentimental Journey Through France and Italy. By Mr. Yorick</text:span> (London 1768) als <text:span text:style-name="T33">Yoricks empfindsame Reise durch Frankreich und Italien</text:span> im selben Jahr. – Hier sieht man das Titelblatt der 2. Auflage der Bode-<text:span text:style-name="T30">Übersetzung</text:span> von 1769 – und als Kontrast für eine Reisebeschreibung des 17. Jahrhunderts das Titelblatt von Christian Reuters Schelmenroman <text:span text:style-name="T33">Schelmuffsky</text:span> von 1696 <text:span text:style-name="T30">(die »wahrhafftige curiöse und sehr gefährliche Reisebeschreibung zu Wasser und zu Lande, 1. Theil / Und zwar die allervollkommenste und accurateste Edition, in Hochteutscher Frau Mutter Sprache eigenhändig und sehr artig an den Tag gegeben von E. S.« <text:s/>ist schon ein großartiger Titel, wenn auch selbst bereits Satire, </text:span><text:span text:style-name="T31">aber die Titelblätter waren damals tatsächlich so lang</text:span><text:span text:style-name="T30">)</text:span>. <text:span text:style-name="T30">– </text:span>Die Unterschiede der Kultur zwischen Barock und Empfindsamkeit sind schon in der Gestaltung und Syntax der Titelblätter eklatant zu erkennen.</text:p>
      <text:p text:style-name="P6">Zur Kultur der Empfindsamkeit ist <text:span text:style-name="T9">noch </text:span>zu erwähnen, dass die berühmtesten und populärsten Romane <text:span text:style-name="T30">des 18. Jahrhunderts </text:span>fast alle Briefromane sind. Es begann mit dem Engländer Samuel Richardson, der bis ins 50. Lebensjahr eigentlich von Haus aus Drucker und Verleger war; 1740 sollte er einen Briefsteller für junge Damen zusammenstellen, machte dann aber lieber einen fiktiven Briefroman daraus, eben <text:span text:style-name="T33">Pamela, or Virtue Rewarded,</text:span> das Geburtsdokument der Empfindsamkeit und des Tugendromans; das eröffnete die Tradition des Briefromans, im 18. Jahrhundert eine international überaus wirksame Gattung, in der<text:span text:style-name="T9">en Tradition</text:span> auch Rousseaus <text:span text:style-name="T33">Nouvelle Heloise</text:span> und Goethes <text:span text:style-name="T33">Werther</text:span> von 1774 stehen, ebenso populäre Briefromane wie <text:span text:style-name="T33">Sophiens Reise von Memel nach Sachsen,</text:span><text:span text:style-name="T18"> wiederholt in hohen Auflagen erschienen und verfasst vom</text:span> Theologieprofessor und Schriftsteller Johann Timotheus Hermes, auch genannt ›Sophien-Hermes‹, oder wie Hamann einmal <text:span text:style-name="T18">über seine Benennung in Königsberg schreibt,</text:span> <text:span text:style-name="T18">als</text:span> ›Sophist‹. – Dies zeigt, wie nah in der empfindsamen Briefkultur des 18. Jahrhunderts fiktive und tatsächliche Briefe beieinander liegen.</text:p>
      <text:p text:style-name="P6"/>
      <text:p text:style-name="P6"/>
      <text:list text:continue-numbering="true" text:style-name="Outline">
        <text:list-item>
          <text:list>
            <text:list-item>
              <text:h text:style-name="Heading_20_2" text:outline-level="2"><text:span text:style-name="T9">Hamann, Herder und Goethe</text:span>, ihre Briefwechsel und Beispiele für Briefwechselausgaben</text:h>
            </text:list-item>
          </text:list>
        </text:list-item>
      </text:list>
      <text:p text:style-name="HT_5f_Stumpf"/>
      <text:p text:style-name="P11">Ich werde Sie jetzt anhand dreier Autoren und Brief<text:span text:style-name="T34">e</text:span>schreiber in die spezifische Überlieferungssituation und die Briefwechseleditionen von Literatenbriefwechseln deut<text:soft-page-break/>scher Klassiker einführen. Eine solche repräsentative Auswahl hat natürlich immer etwas Willkürliches, aber bei allen drei Autoren gibt es eine reiche Überlieferung von Briefen und seit dem 19. Jahrhundert eine Vielzahl von Briefeditionen. <text:span text:style-name="T35">D</text:span>er Grad von Kanonisierung und heutiger Bekanntheit reicht von hoch (Goethe) über Mittel (Herder) bis gering (Hamann). Außerdem kannten sie einander und waren teilweise, wie Herder und Hamann, eng befreundet, oder, wie Goethe und Herder, einander beäugende Nachbarn der Weimarer Klassik, die zeitweise auch miteinander befreundet <text:span text:style-name="T35">waren</text:span>, aber stets einen gewissen Abstand wahr<text:span text:style-name="T35">t</text:span>en (Hamann und Goethe kannten sich nicht und führten auch keinen Briefwechsel, fragten aber häufig Herder über den jeweils anderen in ihren Briefen aus). Bei den Beispielen konzentriere ich mich auf die <text:span text:style-name="T22">späten </text:span>1770er Jahre. Zu den eben erwähnten Stilidealen der Zeit ist noch zu bemerken, dass man in den Briefen dieser drei Natürlichkeit, Einfachheit und empfindsame Gefühlsduselei nur in eingeschränktem Maß auffindet: Als Schriftstellern der Geniezeit war es ihnen eher darum zu tun, sich durch individuellen Stil, Witz und Ironie von den Konventionen ihrer Zeit abzuheben. <text:span text:style-name="T22">Eine zeittypische Schwärmerei rund um Freundschaftsideale findet man aber schon, besonders beim frühen Herder.</text:span></text:p>
      <text:p text:style-name="P12">Da ich nicht voraussetzen kann, dass Sie mit Leben und Werk Hamanns oder Herders gut vertraut sind, auch dazu jeweils einige Sätze zur Einführung. Ich fange chronologisch beim Ältesten an <text:span text:style-name="T35">(</text:span><text:span text:style-name="T36">n. Folie</text:span><text:span text:style-name="T35">)</text:span>:</text:p>
      <text:p text:style-name="P12"/>
      <text:p text:style-name="P13">Hamann:</text:p>
      <text:p text:style-name="HT_5f_Stumpf">Johann Georg Hamann wurde 1730 in Königsberg <text:span text:style-name="T9">als Sohn des al</text:span><text:span text:style-name="T26">t</text:span><text:span text:style-name="T9">städtischen Baders</text:span> geboren. Nach einem abgebrochenen Studium und einem reichlich schief gelaufenen Versuch als kaufmännischer Gesandter des Rigaer Handelshauses Berens in London hatte er dort eine religiöse Erfahrung war ab Ende der 1750er Jahre Privatgelehrter in Königsberg. 1759 landete er mit den <text:span text:style-name="T33">Sokratischen Denkwürdigkeiten</text:span> einen literarischen Coup: Sein dunkler, äußerst anspielungsreicher und witziger Stil und die zugleich gelehrten und tief religiösen Gehalte faszinierten viele Gelehrte in ganz Deutschland. In der Folge kam er mit führenden Intellektuellen seiner Zeit in (vor allem) brieflichen Kontakt, etwa mit den Berliner Aufklärern Friedrich Nicolai, Moses Mendelssohn oder mit dem religiösen Schriftsteller und hessen-darmstädtischen Staatsmann Friedrich Carl von Moser. Aus Königsberg war er bekannt mit Immanuel Kant – auch mit ihm gibt es einen sporadisch geführten Briefwechsel – und traf auch <text:span text:style-name="T22">Anfang/</text:span>Mitte der 1760er den Theologiestudenten Johann Gottfried <text:soft-page-break/>Herder, mit dem ihn dann eine lebenslange, die meiste Zeit über Briefe geführte Freundschaft verband. Hamanns dunkler Stil fand aber natürlich auch weitreichende Gegnerschaft, ›Hamannisieren‹ war im zeitgenössischen Sprachgebrauch der 1770er Jahre sogar ein polemisches Synonym für ›unverständliches, kauderwelches Zeug schreiben‹. Ab den späten 1760er Jahren ist Hamann aus wirtschaftlich-<text:span text:style-name="T22">familiären</text:span> Gründen gezwungen, eine Tätigkeit als Zollbeamter aufzunehmen und verbringt die nächsten zwanzig Jahre in subalterner Stellung als Zöllner in Königsberg; er publiziert aber immer wieder kleine, Faszination und Unverständnis hervorrufende Schriften, liest ungemein viel – er galt vielen als gelehrtester Schriftsteller seiner Zeit – und schreibt Briefe. Aus den 1770er Jahren ist noch der Briefwechsel mit einem weiteren Freund, dem Dichter und »Wandsbecker Bothen« Matthias Claudius, zu erwähnen, der indessen fast gar nicht überliefert ist, da Claudius aus Diskretionsgründen fast alle Briefe, die er besaß, vor seinem Tod verbrannte; auch solche Kuriosa fehlender Überlieferung gibt es. – Gegen Ende seines Lebens ergibt sich für Hamann Mitte der 1780er Jahre das Glück, mit dem Philosophen und Schriftsteller Friedrich Heinrich Jacobi einen Freund und Briefpartner auf Augenhöhe zu finden, der zudem in <text:span text:style-name="T22">die</text:span> zentrale philosophisch-theologische Auseinandersetzung <text:span text:style-name="T22">des Jahrzehnts</text:span> eingebunden <text:span text:style-name="T22">ist</text:span>, de<text:span text:style-name="T22">n</text:span> »Spinoz<text:span text:style-name="T18">a</text:span>streit« mit Moses Mendelssohn über Lessings vermeintlichen Atheismus. Mit ihm tauschte Hamann eine Zeit lang beinahe täglich lange Briefe aus. Um Jacobi persönlich kennenzulernen und andere, lange vermisste Freunde in Deutschland zu besuchen, begab sich Hamann 1787, bereits krank, auf eine Reise und starb 1788 in Münster, als er gerade nach Weimar zu seinem Freund Herder aufbrechen wollte.</text:p>
      <text:p text:style-name="P12">Insgesamt sind knapp 1000 Briefe <text:span text:style-name="T33">von</text:span> Hamann und etwa 200 Briefe <text:span text:style-name="T33">an</text:span> Hamann überliefert, <text:span text:style-name="T35">(</text:span><text:span text:style-name="T36">n. Folie</text:span><text:span text:style-name="T35">), hier sieht man auch eine Karte mit den Orten seiner Briefpartner.</text:span> <text:span text:style-name="T37">Die Hauptregionen sind das Baltikum, hier Königsberg, Mitau und Riga, dann Berlin, also die brandenburg-preußische Hauptstadt; die Schweiz, also der Lavater-Kreis, Sachsen-Weimar (Herder) und schließlich Düsseldorf und der Kreis von Münster aus der Spätzeit. Hamanns </text:span><text:span text:style-name="T35">Briefe</text:span> sind teilweise sehr lang – <text:span text:style-name="T35">einer</text:span> an Herder aus den 1770ern kann sich schon einmal über 10 Druckseiten erstrecken –, sodass die Gesamtausgabe seiner Briefe mit etwa 3500 Seiten Text in sieben Bänden durchaus einigen Umfang hat.</text:p>
      <text:p text:style-name="P14"><text:span text:style-name="T38">Nun z</text:span>um Nachlass: Hamann starb in Münster kurz vor der Abreise nach Weimar auf seiner letzten Reise, auf der auch sein Sohn (und Erbe) Johann Michael dabei war; dieser war <text:span text:style-name="T39">noch minderjährig und</text:span> zu jung, um sich <text:span text:style-name="T38">um den Nachlass</text:span> zu küm<text:soft-page-break/>mern, <text:span text:style-name="T39">er </text:span>schickte <text:span text:style-name="T39">also</text:span> nach seiner Rückkehr nach Königsberg das meiste an Jacobi, den er persönlich aus Münster <text:span text:style-name="T38">bzw. Düsseldorf </text:span>kannte. – <text:span text:style-name="T38">Es gab </text:span><text:span text:style-name="T39">dann</text:span><text:span text:style-name="T38"> zwei</text:span> bedeutende Bestände, bei <text:span text:style-name="T39">Hamanns engsten Freunden zu Lebzeiten,</text:span> <text:span text:style-name="T39">bei </text:span>Jacobi und <text:span text:style-name="T38">bei</text:span> Herder; <text:span text:style-name="T39">letzterem schenkte </text:span>Hamann <text:span text:style-name="T39">stets </text:span>viel bzw. schickte <text:span text:style-name="T39">es ihm</text:span> und <text:span text:style-name="T39">Herder sammelte</text:span> auch sein ganzes Leben lang Hamann-<text:span text:style-name="T39">Drucke und Handschriften</text:span>. <text:span text:style-name="T39">Nach vielfältig sich ändernden Plänen für eine Hamann-Ausgabe, die auch von Goethes Engagement befeuert wurde, kamen die wichtigsten Bestände in den 1810er Jahren b</text:span>ei Friedrich Roth <text:span text:style-name="T39">zusammen</text:span>, einem Freund Jacobis. Ohne die Tätigkeit dieser Sammler bzw. Nachlass-Verwahrer hätte es nie eine Ausgabe der Briefe (wie auch der Werke) Hamanns geben können.</text:p>
      <text:p text:style-name="P15"><text:span text:style-name="T35">Nun zu den </text:span>Editionen <text:span text:style-name="T35">(</text:span><text:span text:style-name="T36">n. Folie</text:span><text:span text:style-name="T35">)</text:span>:<text:line-break/><text:tab/><text:span text:style-name="T35">Zuerst ist die Ausgabe von </text:span>Friedrich Roth <text:span text:style-name="T35">zu nennen</text:span>, <text:span text:style-name="T35">erschienen</text:span> Berlin 1821–1825. <text:span text:style-name="T35">N</text:span>achdem Goethe 1816 in <text:span text:style-name="T33">Dichtung und Wahrheit</text:span> öffentlichkeitswirksam für eine Hamann-Ausgabe (auch der Briefe) warb, kam die Edition, die Jacobi und Herder nie <text:span text:style-name="T26">realisieren konnten</text:span>. – Roths Edition brachte zwar <text:span text:style-name="T39">bereits </text:span>die meisten Briefe mit Herder, außerdem <text:span text:style-name="T39">den Briefwechsel mit Friedrich </text:span>Nicolai, <text:span text:style-name="T39">Moses </text:span>Mendelssohn <text:span text:style-name="T39">und</text:span> <text:span text:style-name="T39">Johann Gotthelf </text:span>Lindner, <text:span text:style-name="T39">den </text:span>Jacobi-<text:span text:style-name="T39">Briefwechsel</text:span> jedoch außerhalb, da <text:span text:style-name="T39">er </text:span>kurz zuvor im Rahmen der Jacobi-Ausgabe ediert <text:span text:style-name="T39">wurde.</text:span> <text:span text:style-name="T39">Die Edition </text:span>ist jedoch letztlich mehr eine Auszugsedition, der gegenüber es in späteren Ausgaben <text:span text:style-name="T39">auch</text:span> bedeutende Neufunde gibt, und natürlich keine Kürzungen mehr. Im 19. Jahrhundert hat es noch eine Reihe weiterer Ausgaben von Einzelbriefwechseln gegeben, oder auch verstreute Publikationen in der Hamann-Biographie von Hermann Gildemeister; das werde ich hier aber überspringen und zu dem wesentlich bedeutenderen Projekt der <text:span text:style-name="T40">chronologischen </text:span>Herausgabe des gesamten Briefwechsels durch Arthur Warda Anfang des 20. Jahrhunderts <text:span text:style-name="T38">kommen</text:span>, die heute unter dem Namen Ziesemer-Henkel-Ausgabe (ZH) bekannt ist: <text:span text:style-name="T41">Eine chronologische Gesamtausgabe aller Briefe </text:span><text:span text:style-name="T42">von </text:span><text:span text:style-name="T41">und </text:span><text:span text:style-name="T42">an </text:span><text:span text:style-name="T41">Hamann. </text:span>– Eigentlich <text:span text:style-name="T43">wäre die Edition </text:span>Warda-Ausgabe zu nennen, denn Arthur Warda hat in den 1910er Jahren die Briefbestände aus den Nachlässen Roth und Gildemeister sowie sämtliche weiteren verfügbaren Briefe <text:span text:style-name="T41">und zahlreiche Neufunde </text:span>in Königsberg gesammelt und druckreife <text:span text:style-name="T43">Transkriptionen der teilweise äußerst schwierig zu lesenden Briefe</text:span> erstellt; <text:span text:style-name="T43">er hat</text:span> <text:span text:style-name="T43">mithin das Gros der Editionsarbeit geleistet.</text:span> <text:span text:style-name="T43">D</text:span>em Erscheinen einer Ausgabe kam zunächst der 1. Weltkrieg dazwischen, dann Wardas früher Tod 1929; <text:span text:style-name="T38">übernommen wurde die Ausgabe</text:span> durch Walter Ziesemer, der Wardas Arbeit komplettierte; <text:span text:style-name="T38">nach weiteren Verzögerungen </text:span><text:span text:style-name="T43">infolge des 2. Weltkriegs</text:span><text:span text:style-name="T38"> konnte die</text:span> Brief-<text:span text:style-name="T38">Ausgabe</text:span> <text:span text:style-name="T38">Mitte der </text:span>50er erscheinen, <text:span text:style-name="T38">nun herausgegeben von Arthur </text:span><text:soft-page-break/><text:span text:style-name="T38">Henkel.</text:span> – <text:span text:style-name="T43">Dieser</text:span> verfolgte <text:span text:style-name="T43">auch</text:span> das Projekt, einen Kommentar zu schreiben, der bei Briefwechseln wegen der zahlreichen biographisch-zeitgeschichtlichen Verweise eigentlich immer notwendig ist, bei Hamann aber besonders, denn er ist a) ein dunkler Schriftsteller und hinterließ b) einen sehr buchlastigen Briefwechsel, bei dem man wenig versteht, wenn man nicht weiß, über welches (meist abgekürzte) Buch Hamann an Lindner oder Herder etc. schreibt und worum es etwa nach Kontext der Briefstelle geht. Henkels Kommentar ist außerdem nicht vollendet und zumal recht fehlerhaft, <text:span text:style-name="T43">er</text:span> kann <text:span text:style-name="T43">also</text:span> nur stark revidiert erscheinen. <text:span text:style-name="T43">Henkel</text:span> brachte 1988 lediglich eine kommentierte Auswahledition heraus. <text:span text:style-name="T35">(</text:span><text:span text:style-name="T36">n. Folie</text:span><text:span text:style-name="T35">)</text:span></text:p>
      <text:p text:style-name="P16">Seit 2020 <text:span text:style-name="T2">ist die</text:span> Kommentierte Briefausgabe (HKB) <text:span text:style-name="T2">in einer ersten Version online</text:span>, h<text:span text:style-name="T2">eraus</text:span>g<text:span text:style-name="T2">egeben</text:span> von <text:span text:style-name="T44">der Heidelberger Hamann-Forschungsstelle</text:span>. <text:span text:style-name="T45">Ziel der Edition ist vor allem die </text:span>komplette Neukommentierung auf Grundlage von Henkels Kommentar. Außerdem wurde für alle Briefen die Provenienz bzw. der jeweils beste Textzeuge recherchiert und sie wurden textkritisch geprüft (bzw. kollationiert). Die <text:span text:style-name="T44">gedruckte </text:span>Ausgabe wurde als Grundlage digitalisiert und anhand der noch vorhandenen Originale korrigiert. <text:span text:style-name="T38">Dass man die Z</text:span><text:span text:style-name="T44">iesemer-Henkel</text:span><text:span text:style-name="T38">-Ausgabe zur Grundlage nahm, hat vor allem mit dem heutigen</text:span> <text:span text:style-name="T45">Provenienz</text:span>-<text:span text:style-name="T38">Problem zu tun</text:span>, dass nicht einmal die Hälfte der Briefe noch überliefert ist (knapp 500 von knapp 1200 gibt <text:span text:style-name="T45">e</text:span>s noch), da <text:span text:style-name="T44">Königsberger Bestände des</text:span> Hamann-Briefnachlass seit 1945 <text:span text:style-name="T44">größtenteils </text:span>verschollen <text:span text:style-name="T44">sind</text:span> und aller Wahrscheinlichkeit nach während der Zerstörung Königsbergs und der Eroberung Ostpreußens durch die Rote Armee verbrannt ist. Bei Briefwechseln sind Digitaleditionen schon sehr praktisch, vor allem die Volltextsuche. Außerdem brauch man sich etwa in der bei jeder Briefedition kritischen Frage, ob man Briefwechsel einzeln und abgesondert ediert oder in chronologischer Reihenfolge, nicht entscheiden, sondern kann beides machen und mit einem <text:span text:style-name="T45">K</text:span>lick die Darstellungsweise von chronologisch (default) auf <text:span text:style-name="T45">Einzelb</text:span>riefwechsel ändern. – Es wurde sich aber bemüht, ein möglichst druckähnliches Layout zu erstellen (was schon daran liegt, dass man die Seiten/Zeilenzählung von ZH zur Grundlage hat<text:span text:style-name="T45">)</text:span>. <text:span text:style-name="T2">Zum Stand </text:span><text:span text:style-name="T40">jetzt </text:span><text:span text:style-name="T2">kann ich noch anmerken, dass etwa die Hälfte der Hamann-Briefe kommentiert wurde.</text:span></text:p>
      <text:p text:style-name="P16"><text:span text:style-name="T46">Hier sieht man die Startseite, wo man nach Briefnummer, Volltextsuche oder der Konkordanz zur gedruckten Ausgabe suchen kann; auch gibt es eine chronologische Leiste und eine Liste der Briefnummern; rechts oben sind die Reiter für die Register zu erreichen. Wenn man in der Liste von Korrespondenzpartnern etwa auf Herder klickt </text:span><text:span text:style-name="T35">(</text:span><text:span text:style-name="T36">n. Folie</text:span><text:span text:style-name="T35">)</text:span><text:span text:style-name="T46">, kommt man zur Anzeige des Einzelbriefwechsels. </text:span><text:span text:style-name="T44">Oben sieht man </text:span><text:soft-page-break/><text:span text:style-name="T44">auch dann auch noch den Kopf des Registereintrags.</text:span><text:span text:style-name="T35"> </text:span><text:span text:style-name="T44">W</text:span><text:span text:style-name="T46">enn man </text:span><text:span text:style-name="T44">sich </text:span><text:span text:style-name="T46">dann zum Brief mit der gewünschten Nummer herunterscrollt, kommt man </text:span><text:span text:style-name="T44">zur Einzelbriefansicht </text:span><text:span text:style-name="T35">(</text:span><text:span text:style-name="T36">n. Folie</text:span><text:span text:style-name="T35">).</text:span><text:span text:style-name="T46"> </text:span>Stellenkommentar<text:span text:style-name="T47">e</text:span> <text:span text:style-name="T45">werden direkt </text:span>neben dem Brieftext <text:span text:style-name="T45">platziert </text:span>und <text:span text:style-name="T45">v</text:span>erweisen auf das kommentierte Register, wo neben biographischen Informationen zu den Personen sowie bibliographischen Infos zu den Werken auch Links zu Scans der zitierten <text:span text:style-name="T38">oder </text:span>alludierten Erstausgaben zu finden sind; ebenso mit einem <text:span text:style-name="T12">K</text:span>lick zu erreichende Querverweise. <text:span text:style-name="T44">Wir werden uns diese Stelle am Ende noch einmal </text:span><text:span text:style-name="T48">im Detail</text:span><text:span text:style-name="T44"> anschauen, zunächst aber noch einige Anmerkungen zum Sinn und Zweck einer solchen großangelegten Briefedition.</text:span></text:p>
      <text:p text:style-name="P12">Sie ist unabdingbar für das Verständnis Hamanns, biographisch bzw. als öffentliche Figur im 18. Jahrhundert sowie bibliographisch bezüglich seiner Lektüren, was seinerseits angesichts seines dunklen Cento-Stils unabdingbar ist für das Verständnis seiner Werke. Außerdem für die Entstehungs- und Publikationsgeschichte seiner Schriften: manche Entwurf gebliebene Werke wie die <text:span text:style-name="T33">Schürze von Feigenblättern</text:span> lassen sich eigentlich nur über den Briefwechsel verstehen. – Verständnis jedoch nicht in dem Sinne, dass man, wie Goethe es sich erhoffte, aus dem Briefwechsel direkte Erklärungen zu dunklen Stellen seiner insgesamt dunklen Schriften <text:span text:style-name="T45">erhält</text:span>; das kommt zwar schon vor, wenn Hamann gefragt wird, auch schreibt er häufig über allgemeine Gesichtspunkte der Schrift, an der er g<text:span text:style-name="T45">e</text:span>rad<text:span text:style-name="T45">e </text:span>arbeitet; bedeutender aber ist, anhand des Briefwechsels Hamanns Lesespuren nachvollziehen zu können und den Kontext zu erfahren, innerhalb dessen sich ein Werk abspielt, mithin seine Publikationsintentionen. – Man bekommt anhand des Briefwechsels außerdem einen einzigartigen Inneneinblick in das so genannte Königsberger Jahrhundert und das Netz von intellektuellen Beziehungen Hamanns, Nachrichten über Kant, Herder, Hippel und Hamann selber, ihre Gedanken, Diskussionen und Publikationen. </text:p>
      <text:p text:style-name="P16"><text:span text:style-name="T36"/></text:p>
      <text:p text:style-name="P12"/>
      <text:p text:style-name="P17">Herder: </text:p>
      <text:p text:style-name="HT_5f_Stumpf"><text:span text:style-name="T48">Als nächstes werde ich Ihnen eine Einführung zu Leben und Werk sowie zu den Ausgaben Johann Gottfried Herders geben</text:span>. <text:span text:style-name="T35">(</text:span><text:span text:style-name="T36">n. Folie</text:span><text:span text:style-name="T35">)</text:span></text:p>
      <text:p text:style-name="HT"><text:span text:style-name="T49">Er wurde 1744 – also 14 Jahre jünger als Hamann – im ostpreußischen Mohrungen in der Nähe von Königsberg in bescheidenen Verhältnissen geboren, konnte aber dank seiner Begabungen ab 1762 in Königsberg studieren, unter anderem bei Kant; dort lernte er auch Hamann kennen, </text:span><text:span text:style-name="T50">dessen Schüler und stilistischer Epigone er eine kurze Zeit war</text:span><text:span text:style-name="T49">. 1764 ging er </text:span><text:span text:style-name="T50">als Lehrer und angehender Pfarrer an die Domschule in </text:span><text:soft-page-break/><text:span text:style-name="T50">Riga und startete seit seinem Erstling, den </text:span><text:span text:style-name="T33">Fragmente</text:span><text:span text:style-name="T51">n</text:span><text:span text:style-name="T33"> über die neuere Deutsche Literatur </text:span><text:span text:style-name="T50">von 1766/67 eine rasante literarische Karriere. Im Gegensatz zu Hamann, der über kurze Texte in randständigen Publikationen nie hinauskam, war er durchaus ein Vielschreiber: Im Bereich der Literaturgeschichtsschreibung, der Theologie und </text:span><text:span text:style-name="T52">der </text:span><text:span text:style-name="T50">Philosophie leistete bahnbrechendes; auf ihn geht nicht nur die Entdeckung und Faszination für Volkslieder zurück, die noch die Romantik maßgeblich prägte, sondern auch die literarische Bewegung des Sturm und Drang ab Anfang der 1770er </text:span><text:span text:style-name="T52">Jahre. 1769 verließ er als reisender Fürstenerzieher das Baltikum, lernte 1770 in Straßburg Goethe kennen und bald darauf in Darmstadt auch seine spätere Ehefrau Caroline Flachsland, </text:span><text:span text:style-name="T12">die im Folgenden auch seine Lektorin und Mitarbeiterin an seinem Werk wurde</text:span><text:span text:style-name="T52">. Wiederum im Gegensatz zu Hamann, von dem er sich bald auch intellektuell emanzipierte und teilweise in Schriften der frühen 1770er Jahre auch in Opposition trat (so etwa mit der Preisschrift über den </text:span><text:span text:style-name="T53">Ursprung der Sprache </text:span><text:span text:style-name="T54">und Hamanns Gegenschriften</text:span><text:span text:style-name="T52">), – im Gegensatz zu Hamann also war er auch gesellschaftlich deutlich ambitionierter </text:span><text:span text:style-name="T55">und im Kontakt mit politisch einflussreichen Fürsten unbefangener</text:span><text:span text:style-name="T52">: 1771 wurde er Hofprediger in Bückeburg und 1776, auf Vermittlung Goethes, Generalsuperintendent in Sachen-Weimar-</text:span><text:span text:style-name="T55">Eisenach</text:span><text:span text:style-name="T52"> </text:span><text:span text:style-name="T55">(das entsprach in protestantischen Ländern etwa einem Bischof, also die höchste geistliche Position, wenn auch nur in einem höchstens mittelgroßen Herzogtum). Trotz einer kinderreichen Familie und vielfacher öffentlicher Aufgaben blieb er auch als Schriftsteller enorm produktiv und gestaltete die Jahre der Weimarer Klassik als eines ihrer Viergestirne maßgeblich mit, so etwa mit seinem philosophischen Hauptwerk, den </text:span><text:bookmark text:name="firstHeading"/><text:span text:style-name="T56">Ideen zur Philosophie der Geschichte der Menschheit</text:span><text:span text:style-name="T57"> </text:span><text:span text:style-name="T58">ab 1784. </text:span><text:span text:style-name="T59">Mit Hamann hielt er über all die Jahre brieflichen Kontakt: Er war für ihn, trotz gelegentlicher intellektueller Verstimmungen und einem sehr unterschiedlichen Lebensweg, sein engster Freund, was er auch brieflich, ganz im Stil der empfindsamen Freundschaftskulte, verschiedentlich ausführt. Außerdem warb er intensiv bei all seinen Kontakten für Hamanns Schriften – Goethes faszinierte Hamann-Lektüre, die für die Hamann-Rezeption im 19./20. Jahrhundert ziemlich bedeutsam ist, wäre ohne Herders Vermittlung nicht denkbar – und stellte seinem Freund </text:span><text:span text:style-name="T60">seine Kontakte zu Verfügung: Ohne Herders Vermittlung hätte kaum eine Hamann-Schrift der 1770er Jahre einen Verleger oder ein Echo in der deutschen Gelehrtenrepublik gefunden.</text:span><text:span text:style-name="T61">(</text:span><text:span text:style-name="T62">n. Folie</text:span><text:span text:style-name="T61">)</text:span></text:p>
      <text:p text:style-name="P18"><text:span text:style-name="T63">Herder starb 1803 in Weimar. Zu Lebzeiten bereits ein berühmter Schriftsteller, ließen auch die Nachlass- und Briefeditionen nicht lange auf sich warten: Zunächst </text:span><text:span text:style-name="T5">ist </text:span><text:span text:style-name="T63">die </text:span><text:span text:style-name="T5">von seinem Sohn Gottfried 1846 herausgegebene Ausgabe </text:span><text:span text:style-name="T33">Johann Gottfried von </text:span><text:soft-page-break/><text:span text:style-name="T33">Herder’s Lebensbild </text:span><text:span text:style-name="T5">zu nennen, mit dem barocken Untertitel »Sein chronologisch-geordneter Briefwechsel, verbunden mit den hierhergehörigen Mittheilungen aus seinem ungedruckten Nachlasse, und mit den nöthigen Belegen aus seinen und seiner Zeitgenossen Schriften«. Sie blieb mit Bd. 3 aber bereits im Jahr 1773 stecken, edierte jedoch bemerkenswerterweise auch die Briefe </text:span><text:span text:style-name="T7">an</text:span><text:span text:style-name="T5"> Herder. </text:span><text:span text:style-name="T64">So auch die zwei Bände von Briefwechseln, die Herders Enkel Ferdinand Gottfried von Herder mit Heinrich Düntzer 1861 herausgab (hier Bd. 1 mit </text:span><text:span text:style-name="T45">dem</text:span><text:span text:style-name="T64"> mit Gleim- und Nicolai-Briefwechsel); 1889 gab Otto Hoffmann alle bis dahin bekannten Briefe Herders an Hamann gesondert heraus, dabei auch einen Stellenkommentar mit Erläuterungen zu unklaren Stellen und einem Register. </text:span><text:span text:style-name="T65">Bezüglich der gängigen Eingriffe in den Text in solchen Ausgaben kann ich noch folgende Anekdote aus der Herder-Literatur zitieren, von Karl-Heinz Hahn: »Vor allem aber stießen sich die Herausgeber im 19. Jahrhundert an Herders ostpreußisch derber Ausdrucksweise. So wurde Gellerts ›Abtrittsgesicht‹ zu ›Gesicht‹« – gemeint ist der Verfasser des vorhin erwähnten Briefstellers –; »Statt dass sich der Liebhaber, wie Herder schreibt, ›um Schoß und Busen der Geliebten windet‹, ›greift‹ er nur ›nach ihrem weisen Herzen.‹« – </text:span><text:span text:style-name="T64">Die Ausgabe von Herders </text:span><text:span text:style-name="T66">Sämmtlichen Werken</text:span><text:span text:style-name="T64"> durch Bernhard Suphan – eines der großen neugermanistischen Editionsprojekte des späten 19. Jahrhunderts, deren letzter von 33 Bänden 1913 erschien – </text:span><text:span text:style-name="T67">erstellte</text:span><text:span text:style-name="T64"> jedoch </text:span><text:span text:style-name="T67">keine</text:span><text:span text:style-name="T21"> Edition von Herders Briefen, </text:span><text:span text:style-name="T64">im Gegensatz etwa zur vierten Abteilung der Weimarer Ausgabe der Werke </text:span><text:span text:style-name="T21">Goethes. </text:span><text:span text:style-name="T67">Die im Rahmen dieses Editionsvorhabens geleisteten Vorarbeiten konnten im 20. Jahrhundert aufgrund der Kriege und Zeitverhältnisse nicht realisiert werden (Herder war im Gegensatz zu Kant dezidierter Antirassist und stand als solcher bei Göbbels </text:span><text:span text:style-name="T68">und den Nazis </text:span><text:span text:style-name="T67">nicht hoch im </text:span><text:span text:style-name="T45">Kurs</text:span><text:span text:style-name="T67">). </text:span><text:span text:style-name="T61">(</text:span><text:span text:style-name="T62">n. Folie</text:span><text:span text:style-name="T61">). </text:span><text:span text:style-name="T69">In der DDR gab es dann ein großes Herder-Briefe-Erschließungsprojekt, dessen Ergebnisse ab den </text:span><text:span text:style-name="T70">1970ern </text:span><text:span text:style-name="T68">vom </text:span><text:span text:style-name="T70">Goethe- und Schiller-Archiv </text:span><text:span text:style-name="T68">in Weimar herausgegeben wurden</text:span><text:span text:style-name="T70">, unter der Schirmherrschaft </text:span><text:span text:style-name="T68">von dessen Leiter </text:span><text:span text:style-name="T65">Karl-Heinz Hahn. </text:span><text:span text:style-name="T68">Herausgegeben wurden die</text:span><text:span text:style-name="T70"> Textbände von 1977 bis 1988 von Günter Arnold, auf Grundlage der Vorarbeiten von Wilhelm Dobbek. Das Editionsvorhaben wurde nach der Wende weitergeführt und von</text:span> 2001 und 2012 wurden die Bände 11 bis 16 mit ausführlichen Stellenkommentaren publiziert, 2016 <text:span text:style-name="T70">wurde die Ausgabe </text:span>abgeschlossen. <text:span text:style-name="T70">Sie erschien ausschließlich in Buchform, eine Online-Ausgabe ist meines Wissens nicht geplant; auch ediert sie lediglich chronologisch alle Briefe </text:span><text:span text:style-name="T71">von</text:span><text:span text:style-name="T70"> Herder – insgesamt um die 2000 </text:span><text:span text:style-name="T72">–</text:span><text:span text:style-name="T70">, nicht jedoch die Briefe </text:span><text:span text:style-name="T71">an</text:span><text:span text:style-name="T70"> Herder. </text:span><text:span text:style-name="T68">Die Antworten muss man sich aus den Zusammenfassungen im Stellenkommentar erschließen. </text:span><text:span text:style-name="T70">Die 6 Bände Stellenkommentare und der knapp 900 Seiten starke Regis</text:span><text:soft-page-break/><text:span text:style-name="T70">terband, die vor allem auf die </text:span><text:span text:style-name="T68">große</text:span><text:span text:style-name="T70"> Gelehrsamkeit Günter Arnolds zurückgehen, </text:span><text:span text:style-name="T72">sind jedoch ein </text:span><text:span text:style-name="T68">hervorragendes</text:span><text:span text:style-name="T45"> Nachschlagewerk und </text:span><text:span text:style-name="T72">unabdingbares Kompendium der Goethezeit.</text:span></text:p>
      <text:p text:style-name="P19"><text:span text:style-name="T72">Nun zu einem Beispiel </text:span><text:span text:style-name="T35">(</text:span><text:span text:style-name="T36">n. Folie</text:span><text:span text:style-name="T35">)</text:span><text:span text:style-name="T72">, nämlich </text:span>Herder<text:span text:style-name="T72">s Brief</text:span> an Hamann vom 20. März 1778.</text:p>
      <text:p text:style-name="P18"><text:span text:style-name="T73">Man sieht hier die </text:span>erste und letzte Seite, <text:span text:style-name="T73">ein nachträglich, wohl erst beim Absenden</text:span> <text:span text:style-name="T73">aufgeschriebenes </text:span>Datum <text:span text:style-name="T68">– und </text:span><text:span text:style-name="T73">eine quergeschriebene </text:span>Schlussanmerkung am Rand. <text:span text:style-name="T68">Diesen</text:span> Ausschnitt der Schlussanmerkung <text:span text:style-name="T68">werden wir uns </text:span>genauer <text:span text:style-name="T73">ansehen, </text:span><text:span text:style-name="T35">(</text:span><text:span text:style-name="T36">n. Folie</text:span><text:span text:style-name="T35">) </text:span><text:span text:style-name="T73">ich lese vor:</text:span> »Und nun liebster Freund was macht Ihre Brücke ohne Lehnen? Mich durstet so sehr, wieder Einen gedruckten Bogen von Ihnen zu sehen, daß ich darnach wandern möchte. Unterlaßen Sie doch nicht ganz [nun Herausgeber-Hinzufügung] <text:span text:style-name="T33">und</text:span> gar, die Geschichte Ihres Geistes und Lebens zu kontinuiren, wenn Ihre Schriftstellerei auch anders nichts wäre. Viel Gruß an alle die Ihren, und Kreuzfeld. Er hat in seinem Gedicht eine Schrift von Ihnen, die Begebenheiten des Prof. Ana angeführt, die ich nicht kenne. Vergeßen Sie doch nicht, mich damit zu versorgen. Adieu, Adieu« –</text:p>
      <text:p text:style-name="P20">Die kurze Passage hat vier Kommentare: Der erste erklärt einen Ausdruck ihres internen Jargons, »Brücke ohne Lehnen«, ein projektierter Abschnitt aus Hamanns Schrift <text:span text:style-name="T33">Schürze von Feigenblättern,</text:span> nach deren Stand Herder fragt. Dann ein Name (Kreutzfeld, Professor für Dichtkunst in Königsberg und Freund Hamanns); das ist mehr ein Registereintrag. Dann eine weitere dunkle Stelle, Hamanns angebliche Schrift <text:span text:style-name="T33">Begebenheiten des Prof. Ana, </text:span><text:span text:style-name="T74">aus der besagter Kreutzfeld zitiert hat. </text:span><text:span text:style-name="T75">Der Kommentar ist relativ lang, da der Hintergrund recht kompliziert ist; aber um es kurz zu halten: Die Schrift wurde zwar von Kreutzfeld in einem Druck mit Seitenangaben zitiert, </text:span><text:span text:style-name="T76">existiert aber überhaupt nicht und ist fingiert</text:span><text:span text:style-name="T75">; Hamann und Kreutzfeld haben sich einen Jux erlaubt, auf den Herder hereingefallen ist. – Und schließlich ist ein Zitat annotiert, Herders lakonische Abschiedsworte »Adieu, Adieu«. Man kann sich jetzt fragen, warum das ein Shakespeare-Zitat sein soll, aber in umliegenden Briefen zitiert Herder immer einmal wieder die ganze Redewendung »Adieu, Adieu, remember me«, </text:span><text:span text:style-name="T76">also </text:span><text:span text:style-name="T75">die schließenden Worte des Geistes in Shakespeares </text:span><text:span text:style-name="T77">Hamlet. </text:span><text:span text:style-name="T78">(</text:span><text:span text:style-name="T79">n. Folie</text:span><text:span text:style-name="T78">)</text:span></text:p>
      <text:p text:style-name="P19"><text:span text:style-name="T80">Hier sieht man noch Anfang und Ende desselben </text:span>Brief<text:span text:style-name="T80">es</text:span> <text:span text:style-name="T80">in der Roth-Ausgabe aus dem frühen 19. Jahrhundert</text:span>: Auffälligerweise <text:span text:style-name="T80">falsch datiert, die </text:span>Abschiedsformel <text:span text:style-name="T80">wurde gestrichen, und auch ansonsten einiges ausgelassen. Das sind typische Fälle bei Ausgaben des 19. Jahrhunderts. </text:span><text:span text:style-name="T35">(</text:span><text:span text:style-name="T36">n. Folie</text:span><text:span text:style-name="T35">) </text:span><text:span text:style-name="T80">Als nächstes die Herder-Briefe-Gesamtausgabe, die in Sachen Editionsprinzipien ganz ähnlich wie </text:span><text:span text:style-name="T81">die neueren Hamann-Aus</text:span><text:soft-page-break/><text:span text:style-name="T81">gaben</text:span><text:span text:style-name="T80"> vorgeht. </text:span><text:span text:style-name="T82">Hier zum Beispiel auch mit doppeltem Datum, einmal das normalisierte und häufig rekonstruierte rechts ganz oben kursiv, darunter das von Herder tatsächlich geschriebene.</text:span><text:span text:style-name="T80"> Ein unterschied </text:span><text:span text:style-name="T82">in den Editionsprinzipien</text:span><text:span text:style-name="T80"> ist durch die Kursivierungen </text:span><text:span text:style-name="T82">im Text</text:span><text:span text:style-name="T80"> sinnfällig, denn </text:span><text:span text:style-name="T82">in der Ausgabe werden</text:span><text:span text:style-name="T80"> Herders Abkürzungen immer auf</text:span><text:span text:style-name="T82">gelöst</text:span><text:span text:style-name="T80">. Das ist auch durchaus verständlich, denn Herder benutzt mitunter extrem viele Abkürzungen, was erheblich den Lesefluss stört; heute würde man es aber wohl eher nicht mehr so machen. </text:span><text:span text:style-name="T35"><text:s/></text:span><text:span text:style-name="T80">Im Anhang, </text:span><text:span text:style-name="T81">den man rechts darunter sieht,</text:span><text:span text:style-name="T80"> </text:span><text:span text:style-name="T81">befinden sich</text:span><text:span text:style-name="T80"> noch Anmerkungen zur Überlieferung, bisherigen Drucken und Hamanns Antwort-Briefen. Durch die vielen Sig</text:span><text:span text:style-name="T2">l</text:span><text:span text:style-name="T80">en ergibt sich ein ziemliches Kauderwelsch, aber das ist vor allem Platzproblemen der Druckausgabe geschuldet; und für die Überlieferung interessieren sich ja in der Regel auch nur </text:span><text:span text:style-name="T81">Experten</text:span><text:span text:style-name="T80">, denen man es zumuten kann, die Siglen nachzuschlagen.</text:span><text:span text:style-name="T35"> </text:span><text:span text:style-name="T80">Anschließend noch kurz ein Ausschnitt des Stellenkommentars: Auf die Passage, die wir gelesen haben, beziehen sich nur die Kommentare zu den Zeilen 85 und 89, die </text:span><text:span text:style-name="T82">lediglich</text:span><text:span text:style-name="T80"> aus Verweisen auf andere Stellenkommentare bestehen. Das ist einerseits wiederum Platzproblemen geschuldet, liegt andererseits an der Perspektive: Da sich der Absatz hauptsächlich auf Hamann bezieht, war das Interesse an </text:span><text:span text:style-name="T82">an dem Absatz</text:span><text:span text:style-name="T80"> für </text:span><text:span text:style-name="T82">den Kommentar </text:span><text:span text:style-name="T80">innerhalb der Hamann-Ausgabe größer und die Kommentare daher umfangreicher; die Herder-Ausgabe interessiert</text:span><text:span text:style-name="T82">e</text:span><text:span text:style-name="T80"> sich aber vor allem für Herder und kommentiert es daher kaum. </text:span><text:span text:style-name="T35">(</text:span><text:span text:style-name="T36">n. Folie</text:span><text:span text:style-name="T35">)</text:span></text:p>
      <text:p text:style-name="P21"/>
      <text:p text:style-name="P22">Goethe</text:p>
      <text:p text:style-name="P21"/>
      <text:p text:style-name="P23">Zu Goethe werde ich mich deutlich kürzer fassen. <text:span text:style-name="T83">Einerseits kann ich mehr Vorwissen voraussetzen, da er Schullektüre ist, andererseits ist die Menge an Briefausgaben und Literatur über Goethe so groß, dass man es kaum</text:span> <text:span text:style-name="T83">in einer Vorlesung zusammenfassen kann. Bereits der klassische Briefwechsel Goethes mit Schiller wäre ein Thema für sich. </text:span><text:span text:style-name="T82">Schon am Ausmaß seines Briefwechsels mit allein 15 000 Briefen </text:span><text:span text:style-name="T84">von</text:span><text:span text:style-name="T82"> ihm, merkt man, dass die Epoche der Goethezeit nicht zufällig nach ihm benannt ist. Das Register der Goethe-Propyläen soll auch über 20 000</text:span><text:span text:style-name="T83"> </text:span><text:span text:style-name="T82">Personeneinträge enthalten – wogegen die Anzahl an Personen im Hamann-Register mit derzeit rund 1800 recht mager klingt. </text:span></text:p>
      <text:p text:style-name="HT"><text:span text:style-name="T83">Ich werde mich</text:span><text:span text:style-name="T82"> </text:span><text:span text:style-name="T83">auf die Vorstellung von drei größeren Erschließungsprojekten anhand eines konkreten Beispiels beschränken. Vielleicht noch kurz zur Erinnerung: Goethe ist 1749, fünf Jahre nach Herder, in Frankfurt geboren, nach dem Studium in </text:span><text:soft-page-break/><text:span text:style-name="T83">Leipzig und Straßburg, wo er Herder kennenlernte, schrieb er die maßgeblichen Werke des Sturm und Drang und kam 1775 an den Weimarer Hof als Freund und Minister des Herzogs. </text:span><text:span text:style-name="T85">Es folgen die Jahre der Weimarer Klassik und ein bedeutendes Spätwerk bis in die frühen 1830er Jahre; während dieser Zeit wächst die Zahl seiner Anhänger und Kontakte und ein sehr großes Briefcorpus entsteht; </text:span><text:span text:style-name="T86">insgesamt sind 1 400 Empfänger bekannt</text:span><text:span text:style-name="T85">.</text:span><text:span text:style-name="T83"> </text:span></text:p>
      <text:p text:style-name="P24">Die erste große Gesamtausgabe seiner Briefe fand innerhalb der vierten Abteilung der Weimarer Ausgabe statt, innerhalb derer von 1887 bis 1912 50 Bände erschienen, die ausschließlich die Briefe <text:span text:style-name="T33">von</text:span> Goethe edierte. In Bezug auf die Editionsprinzipien und die Textwiedergabe ist die Ausgabe ziemlich uneinheitlich.<text:span text:style-name="T87"> </text:span>Aufgrund dieser<text:span text:style-name="T87"> methodische</text:span>n<text:span text:style-name="T87"> Inkonsequenzen,</text:span> zahlreicher <text:span text:style-name="T87">Neufunde und dem Bedürfnis, auch einen Stellenkommentar zu den Goethe-Gesamtbriefen zu haben, gibt es im 21. Jahrhundert ein neues großes </text:span>Erschließungsp<text:span text:style-name="T87">rojekt </text:span>für die Goethe-Briefe, und zwar<text:span text:style-name="T87"> </text:span>die <text:span text:style-name="T87">historisch-kritische, kommentierte Gesamtausgabe aller Goethe-</text:span>B<text:span text:style-name="T87">riefe, </text:span><text:span text:style-name="T86">die im Auftrag der Klassik Stiftung in Weimar bzw. dem Goethe- und Schiller-Archiv erstellt wird</text:span><text:span text:style-name="T87">. Bisher erschienen </text:span><text:span text:style-name="T86">seit 2008 29 gedruckte Bände; ähnlich wie die Herder-Ausgabe ist sie in Text- und Kommentarbände geteilt, mit einem umfangreichen Kommentar zur Provenienz, Datierung und </text:span><text:span text:style-name="T88">mit </text:span><text:span text:style-name="T86">Stellenkommentar zu allen Briefen. </text:span><text:span text:style-name="T88">Die Briefe an Goethe werden in Regestform ediert. Um das Corpus zu verkleinern, wird außerdem Goethes amtliche Korrespondenz abgesondert ediert.</text:span><text:span text:style-name="T87"> – Als Komplement </text:span><text:span text:style-name="T86">gibt es </text:span><text:span text:style-name="T87">auch eine Online-Ausgabe innerhalb des größeren Projekt der Goethe-Biographica bzw. Propyläen.</text:span></text:p>
      <text:p text:style-name="P25"><text:span text:style-name="T89">Nun wieder zu einem Beispiel: </text:span><text:span text:style-name="T35">(</text:span><text:span text:style-name="T36">n. Folie</text:span><text:span text:style-name="T35">) </text:span><text:span text:style-name="T89">Einen Kurzbrief wie diesen, der einer Büchersendung oder dergleichen beilag, nannte man ein Billett: Es enthielt meist nur kurze Informationen und wurde </text:span><text:span text:style-name="T82">innerhalb </text:span><text:span text:style-name="T88">der Stadt</text:span><text:span text:style-name="T89"> von einem Dienstboten überreicht; vergleichbar mit einer Kurznachricht im Gegensatz zu einer </text:span><text:span text:style-name="T88">Mail</text:span><text:span text:style-name="T89"> heute. Ich lese </text:span><text:span text:style-name="T82">den ersten Absatz </text:span><text:span text:style-name="T89">vor: »Hier l. Br. (lieber Bruder) das Hamanns. Mich dünckt hätte nichts liebers u herrlichers von ihm gelesen. Der Brief au Salomon ist nun ganz ohne gleichen. Seine Briefe kriegst auch.« </text:span><text:span text:style-name="T35">(</text:span><text:span text:style-name="T36">n. Folie</text:span><text:span text:style-name="T35">) </text:span><text:span text:style-name="T88">Gemeint ist Hamanns Doppelmanuskript der </text:span><text:span text:style-name="T90">Philologischen Einfälle</text:span><text:span text:style-name="T88"> und des französischen Textes </text:span><text:span text:style-name="T33">Au Salomon de Prusse,</text:span><text:span text:style-name="T74"> </text:span><text:span text:style-name="T91">in dem er auf ziemlich exzentrische Weise den preußischen König Friedrich II. und dessen Finanzpolitik kritisiert. Das Manuskript konnte zu Lebzeiten nicht gedruckt werden und aus einer wenn auch unberechtigten Angst vor Verfolgung schmuggelte es Hamann außerlande; es landete über Kontakte irgendwann bei Herder, der es kurz nach seiner Ankunft in Weimar 1776 an Goethe gab, der es fasziniert </text:span><text:soft-page-break/><text:span text:style-name="T91">las, wie man hier sieht. </text:span><text:span text:style-name="T78">(</text:span><text:span text:style-name="T79">n. Folie</text:span><text:span text:style-name="T78">)</text:span></text:p>
      <text:p text:style-name="P26"><text:span text:style-name="T88"><text:s/>Links</text:span> <text:span text:style-name="T88">sieht man </text:span>zunächst die Edition in der vierten Abteilung der Weimarer Ausgabe. Dort <text:span text:style-name="T88">ist der Brief </text:span>noch auf 1779 und Anfang Mai datiert. <text:span text:style-name="T35"><text:s/></text:span>Als nächstes die historisch kritische Ausgabe: <text:span text:style-name="T92">Der Brief ist drei Jahre vordatiert auf November 1776, </text:span><text:span text:style-name="T88">da man mittlerweile Herders Bezugsbrief herausbekommen hat</text:span><text:span text:style-name="T92">.</text:span><text:span text:style-name="T35"> </text:span><text:span text:style-name="T92">Hier sieht man auch den Kommentarband, in welcher die Umdatierung ausführlich begründet wird. Daneben gibt es umfangreiche Informationen zur Überlieferung, zu den Beilagen, zu Herders Bezugsbrief und einen Stellenkommentar. Abschließen</text:span><text:span text:style-name="T82">d</text:span><text:span text:style-name="T92"> sieht man hier noch die Online-Entsprechung der neuen Goethe-Ausgabe: </text:span><text:span text:style-name="T93">Die Briefe</text:span><text:span text:style-name="T92"> </text:span><text:span text:style-name="T93">von Goethe werden </text:span><text:span text:style-name="T92">innerhalb der Goethe-Propyläen neben Tagebüchern, </text:span><text:span text:style-name="T93">Briefen an ihn</text:span><text:span text:style-name="T92"> und anderem edier</text:span><text:span text:style-name="T93">t</text:span><text:span text:style-name="T92">. Unseren Brief kann man dort aber noch nicht sehen, </text:span><text:span text:style-name="T93">da das Projekt noch relativ am Anfang steht und zumindest dieser Brief noch nicht ediert ist</text:span><text:span text:style-name="T92">. </text:span><text:span text:style-name="T35">(</text:span><text:span text:style-name="T36">n. Folie</text:span><text:span text:style-name="T35">)</text:span></text:p>
      <text:p text:style-name="P21"/>
      <text:list text:continue-numbering="true" text:style-name="Outline">
        <text:list-item>
          <text:list>
            <text:list-item>
              <text:h text:style-name="P27" text:outline-level="2">Typen von Briefausgaben</text:h>
            </text:list-item>
            <text:list-item>
              <text:h text:style-name="P28" text:outline-level="2"><text:s/></text:h>
            </text:list-item>
          </text:list>
        </text:list-item>
      </text:list>
      <text:p text:style-name="P21"><text:span text:style-name="T92">Wir haben also gesehen, dass es viele verschiedene </text:span><text:span text:style-name="T94">Arten von Briefa</text:span><text:span text:style-name="T92">usgaben gibt: </text:span>Regestausgaben (Reduktion auf Information), <text:span text:style-name="T94">Einzelb</text:span>riefwechselausgaben (<text:span text:style-name="T94">etwa nur der Briefwechsel von </text:span>Hamann <text:span text:style-name="T94">und </text:span>Herder), <text:span text:style-name="T94">gekürzte A</text:span>usgaben (meist früh<text:span text:style-name="T94">e Ausgaben</text:span> und wie <text:span text:style-name="T94">die Edition der Hamann-Briefe innerhalb der Gesamtausgabe Friedrich Roths). Auswahlausgaben</text:span>: <text:span text:style-name="T94">die </text:span>Reduktion des Bestandes für <text:span text:style-name="T94">die </text:span>Leserfreundlichkeit, wie <text:span text:style-name="T94">Arthur </text:span>Henkel<text:span text:style-name="T94">s Auswahl aus Hamann-Briefen von 1988. Schließlich</text:span> chronologische Gesamtausgaben, <text:span text:style-name="T94">wobei es auch hier einen Unterschied gibt zwischen Ausgaben, die nur die Briefe von einem Autor oder auch die Briefe an ihn edieren</text:span>. <text:span text:style-name="T94">Die Art der Ausgabe hängt meistens von der Bedeutung des Autors und dem Vorhandensein von aufwändigen Forschungsvorhaben ab. </text:span><text:span text:style-name="T92">Ein w</text:span><text:span text:style-name="T94">ei</text:span><text:span text:style-name="T92">terer Unterschied besteht zwischen </text:span>Kommentiert <text:span text:style-name="T92">und </text:span>nicht kommentiert. Arten des Kommentars von Briefen <text:span text:style-name="T92">sind meist zunächst</text:span> Sachkommentar<text:span text:style-name="T92">e zu</text:span> Personen <text:span text:style-name="T94">und</text:span> Orte<text:span text:style-name="T92">n</text:span>, die erwähnt werden; <text:span text:style-name="T92">wenn man weiter geht, auch zum </text:span>biographische<text:span text:style-name="T94">n</text:span> Kontext, <text:span text:style-name="T92">zur </text:span>Lebenssituation des Briefschreibers, <text:span text:style-name="T94">dunklen Stellen, </text:span>eventuelle Zusammenhänge mit <text:span text:style-name="T92">der </text:span>Werkentstehung oder zeitgeschichtlichen/lokalen Ereignissen <text:span text:style-name="T94">und</text:span> Querverweise innerhalb des Briefkorpus. <text:span text:style-name="T94">B</text:span><text:span text:style-name="T92">ei Herder, </text:span><text:span text:style-name="T94">Hamann und Goethe</text:span><text:span text:style-name="T92"> gibt es auch einen umfangreichen </text:span>bibliographische<text:span text:style-name="T92">n</text:span> Kommentar, <text:span text:style-name="T92">d.h. die</text:span> Recherche und Bibliographierung sämtlicher erwähnter Bücher <text:span text:style-name="T92">in einem Register</text:span>.<text:line-break/></text:p>
      <text:p text:style-name="P21"><text:soft-page-break/></text:p>
      <text:list text:continue-numbering="true" text:style-name="Outline">
        <text:list-item>
          <text:list>
            <text:list-item>
              <text:h text:style-name="Heading_20_2" text:outline-level="2">Vor- <text:span text:style-name="T1">und Nach</text:span>teile digitaler und analoger Darstellungsweisen</text:h>
            </text:list-item>
          </text:list>
        </text:list-item>
      </text:list>
      <text:p text:style-name="HT_5f_Stumpf"/>
      <text:p text:style-name="P29"><text:span text:style-name="T4">Keinen Unterschied gibt es bezüglich der </text:span>Erfassung des Briefcorpus und der Daten: sammeln, transkribieren, datieren, edieren und kommentieren muss man in jedem Fall. Es gibt aber bedeutende Unterschiede in der Darstellungs- und Rezeptionsweise: Für eine konzentrierte Lektüre etwa eines ganzen Briefwechsels, die mehr in die Tiefe gehen kann, oder auch nur für ein Schmökern, bietet sich eine gedruckte Ausgabe eher an. Digitale Editionen sind dagegen volltextdurchsuchbar, in der<text:span text:style-name="T4"> Regel leichter zu erreichen und auch in der </text:span>Darstellung flexibler: neben dem Fließtext sind etwa auch Scans anzeigbar oder zumindest verlinkbar; beim Gesamtbriefwechsel kann man sich die Anzeige von gesamtchronologisch oder Briefwechsel mit der Person, die einen interessiert, wechseln; die Bedienung ist häufig einfacher, das Register bspw. nur ein Klick entfernt und man kann sich mannigfaltiges herumblättern und nachschlagen von komplizierten Siglen und Abkürzungen sparen (Abkürzungen sind bei Online-Editionen ohnehin <text:span text:style-name="T4">relativ</text:span> nutzlos, da man ja überhaupt keine Platzprobleme hat); mithin sind Online-Editionen weniger esoterisch bzw. weniger nur einem kleinen, elitär-universitären Kreis zugänglich. – Die Langzeitarchivierung ist dagegen ein großes Problem bei Digital-Editionen und beim Buch wesentlich einfacher: Dort verteilt man eine Edition einfach über die deutschen Staats- und Universitätsbibliotheken und kann davon ausgehen, dass die Bücher bis zum nächsten Atomkrieg und vielleicht sogar darüber hinaus verwahrt werden. Das Internet ist dagegen ein vergleichsweise instabiles Medium, das häufig seine Struktur ändert, jüngst etwa durch die Einführung von LLMs und der sogenannten AI-Crawler, die mit unzähligen Anfragen die Webseiten überschwemmen und lahmlegen, wenn man sich nicht davor schützt. Ohne dauerhaften support <text:span text:style-name="T4">ist es unwahrscheinlich, dass eine</text:span> Website länger als 5 oder 10 Jahre <text:span text:style-name="T4">o</text:span>nline <text:span text:style-name="T4">bleibt</text:span>, und die Ressourcen für eine dauerhafte IT-Unterstützung auch über ein Projektende hinaus werden häufig nicht bedacht. <text:span text:style-name="T92">(</text:span><text:span text:style-name="T95">n. Folie</text:span><text:span text:style-name="T92">)</text:span></text:p>
      <text:p text:style-name="P29"/>
      <text:p text:style-name="HT_5f_Stumpf"><text:span text:style-name="T96">Am Ende – </text:span>wenn noch Zeit ist <text:span text:style-name="T96">– können wir uns noch den Hamann-Brief vom Anfang, den er 1779 über Halle nach Weimar zu Herder schickte, näher ansehen, und ich kann Ihnen bei der Gelegenheit auch ein wenig zeigen, wie die XML-Dateien bei der kommentierten Hamann-Briefausgabe aussehen. Zunächst also der Aus</text:span><text:soft-page-break/><text:span text:style-name="T96">schnitt des ersten Absatzes von Hamanns Brief, »Königsberg den 17 Maÿ 79«. </text:span><text:span text:style-name="T41">Da es bei der Hands</text:span><text:span text:style-name="T96">chrift Probleme </text:span><text:span text:style-name="T41">geben wird</text:span><text:span text:style-name="T96"> – es geht los mit »Das war gestern eine Freude, Exaudi und Himmelfahrt zusammengezogen« – gehen wir gleich in die Edition. </text:span><text:span text:style-name="T97">Dort sehen wir zunächst oben die Briefnummer und die Metadaten, darunter die Reiter für Brieftext und Erläuterungen zur Überlieferung und Textkritik, und darunter den transkribierten Brieftext, die Seiten- und Zeilennummerierung in der linken Leiste ist zugleich eine Konkordanz mit der gedruckten Ausgabe ZH. Auf der rechten Kolumne, neben dem Brieftext, sehen wir dann auch gleich einige Erläuterungen zum Kontext des Briefes: </text:span><text:span text:style-name="T3">Mit der gestrigen Freude ist die Ankunft von Herders Brief </text:span><text:span text:style-name="T26">Nr.</text:span><text:span text:style-name="T3"> 553 vom 6. Mai gemeint, mit welchem Herder die in Weimar gedruckten Exemplare von Hamanns </text:span><text:span text:style-name="T26">Schrift</text:span><text:span text:style-name="T3"> </text:span><text:span text:style-name="T98">Konxompax</text:span><text:span text:style-name="T3"> nach Königsberg sandte: Hamann ist also auf Herders Ermutigung, sich schriftstellerisch zu betätigen, </text:span><text:span text:style-name="T26">wie </text:span><text:span text:style-name="T3">wir es vorhin in dem Herder-Beispiel sahen, eingegangen, und sandte </text:span><text:span text:style-name="T41">sein</text:span><text:span text:style-name="T3"> Manuskript einfach an Herder nach Weimar, der über Kontakte und Mittel verfügte, es drucken zu lassen und an ausgewählte Empfänger zu schicken, </text:span><text:span text:style-name="T41">und das alles innerhalb eines Monats erstaunlich schnell</text:span><text:span text:style-name="T3">. </text:span><text:span text:style-name="T99">Diese Freude ob der Briefsendung verpackt Hamann in einen kalendarischen und zugleich religiösen Rahmen, indem er auf de</text:span><text:span text:style-name="T41">n</text:span><text:span text:style-name="T99"> Sonntag Exaudi </text:span><text:span text:style-name="T41">(dem 16. Mai, als er den Brief bekam)</text:span><text:span text:style-name="T99"> </text:span><text:span text:style-name="T41">und zugleich auf </text:span><text:span text:style-name="T99">den liturgischen Text, </text:span><text:span text:style-name="T41">nach dem der Tag benannt ist, anspielt, </text:span><text:span text:style-name="T99">aus Psalm 27. Der Herr hat </text:span><text:span text:style-name="T41">Hamann also</text:span><text:span text:style-name="T99"> gehört und Herder den </text:span><text:span text:style-name="T100">Konxompax</text:span><text:span text:style-name="T99"> schicken lassen. </text:span><text:span text:style-name="T101">Um zum Registereintrag zu dieser Schrift Hamanns zu kommen, bedarf es nur eines Klicks, und man ist an der Stelle unten auf der Folie. </text:span><text:span text:style-name="T41">– </text:span><text:span text:style-name="T101">Weiter unten im Brief </text:span><text:span text:style-name="T41">geht es mit Hamanns enthusiastischer Danksagung weiter: »Auch Ihnen tausend Dank, meine Verehrungswürdige Freundin </text:span>und Gevatterin, für Ihre Bey- und Nothhülfe an der armen Adelgunde<text:span text:style-name="T41">« – richtet sich Hamann unvermittelt an Caroline Herder. Dazu muss man noch wissen, dass Briefe im 18. Jahrhundert </text:span><text:span text:style-name="T101">häufig</text:span><text:span text:style-name="T41"> </text:span><text:span text:style-name="T101">laut verlesen wurden und hernach auch zirkulierten, wenn nicht explizit um Verschwiegenheit gebeten wurde, Briefe also ein halböffentliches Medium sind; Herder teilte Hamann auch einmal von dem Familienritual des freudigen Vorlesens von Hamanns Briefe mit. Hamann kann also davon ausgehen, dass Caroline den Brief mitliest – und sie war tatsächlich, wie Herder zuvor schrieb, an der Satzkorrektur des </text:span><text:span text:style-name="T102">Konxompax</text:span><text:span text:style-name="T101"> beteiligt. Auf den Kommentar zu der dunklen Stelle der »armen Adelgunde« – einer von vielen Spitznamen Hamanns für seine eigene Schriften – brauche ich nicht im Detail eingehen. Abschließend können Sie noch sehen, wie die XML-Dateien für die Website für die eben erläuterten Stellen aussehen und strukturiert sind. </text:span><text:span text:style-name="T103">– Bilder: XML-Datei für die zu erfassenden Metadaten (angefangen mit Briefnummer, </text:span><text:soft-page-break/><text:span text:style-name="T103">dann Datum, Orte etc. – XML-Datei für den Brieftext – XML-Datei für den Registereintrag – XML-Datei für den Stellenkommentar.</text:span></text:p>
      <text:p text:style-name="P30">Abschließend hier noch eine Folie mit Literaturempfehlungen und Weblinks. Vielen Dank!</text:p>
      <text:p text:style-name="P31">– –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dobe Caslon Pro" svg:font-family="'Adobe Caslon Pro'"/>
    <style:font-face style:name="Adobe Caslon Pro1" svg:font-family="'Adobe Caslon Pro'" style:font-adornments="Semibold" style:font-family-generic="roman" style:font-pitch="variable"/>
    <style:font-face style:name="Adobe Caslon Pro2" svg:font-family="'Adobe Caslon Pro'" style:font-adornments="Standard" style:font-family-generic="roman" style:font-pitch="variable"/>
    <style:font-face style:name="Adobe Caslon Pro:liga=0" svg:font-family="'Adobe Caslon Pro:liga=0'" style:font-adornments="Standard" style:font-family-generic="roman" style:font-pitch="variable"/>
    <style:font-face style:name="Adobe Caslon Pro:onum" svg:font-family="'Adobe Caslon Pro:onum'" style:font-adornments="Kursiv" style:font-family-generic="roman" style:font-pitch="variable"/>
    <style:font-face style:name="Adobe Caslon Pro:onum1" svg:font-family="'Adobe Caslon Pro:onum'" style:font-adornments="Standard" style:font-family-generic="roman" style:font-pitch="variable"/>
    <style:font-face style:name="Adobe Caslon Pro:smcp&amp;c2sc" svg:font-family="'Adobe Caslon Pro:smcp&amp;c2sc'" style:font-adornments="Standard" style:font-family-generic="roman" style:font-pitch="variable"/>
    <style:font-face style:name="Adobe Caslon Pro:subs" svg:font-family="'Adobe Caslon Pro:subs'" style:font-adornments="Standard" style:font-family-generic="roman" style:font-pitch="variable"/>
    <style:font-face style:name="Adobe Caslon Pro:sups" svg:font-family="'Adobe Caslon Pro:sups'" style:font-adornments="Standard" style:font-family-generic="roman" style:font-pitch="variable"/>
    <style:font-face style:name="Adobe Garamond Pro" svg:font-family="'Adobe Garamond Pro'" style:font-adornments="Standard" style:font-family-generic="roman" style:font-pitch="variable"/>
    <style:font-face style:name="Arial" svg:font-family="Arial" style:font-family-generic="swiss" style:font-pitch="variable"/>
    <style:font-face style:name="Baskerville Old Face" svg:font-family="'Baskerville Old Face', 'Baskerville Old Face'" style:font-family-generic="swiss"/>
    <style:font-face style:name="Liberation Mono" svg:font-family="'Liberation Mono'"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inion Pro" svg:font-family="'Minion Pro'" style:font-family-generic="roman" style:font-pitch="variable"/>
    <style:font-face style:name="MinionPro-Regular" svg:font-family="MinionPro-Regular"/>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Symbol" svg:font-family="Symbol" style:font-adornments="Standard"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loext:hidden="true" style:hidden="true" style:class="text" style:master-page-name="">
      <loext:graphic-properties draw:fill="none" draw:fill-color="#cfe7f5"/>
      <style:paragraph-properties fo:margin-left="0cm" fo:margin-right="0cm" fo:line-height="0.54cm" fo:text-align="justify" style:justify-single-word="false" fo:orphans="2" fo:widows="2" fo:hyphenation-ladder-count="no-limit" fo:hyphenation-keep="auto" loext:hyphenation-keep-type="column" fo:text-indent="0.54cm" style:auto-text-indent="false" style:page-number="auto" fo:background-color="transparent" style:shadow="none">
        <style:tab-stops>
          <style:tab-stop style:position="0.54cm"/>
        </style:tab-stops>
      </style:paragraph-properties>
      <style:text-properties style:font-name="Adobe Caslon Pro2" fo:font-family="'Adobe Caslon Pro'" style:font-style-name="Standard" style:font-family-generic="roman" style:font-pitch="variable" fo:font-size="11pt" fo:hyphenate="true" fo:hyphenation-remain-char-count="2" fo:hyphenation-push-char-count="2" loext:hyphenation-no-caps="false" loext:hyphenation-no-last-word="false" loext:hyphenation-word-char-count="no-limit" loext:hyphenation-zone="no-limit"/>
    </style:style>
    <style:style style:name="Heading" style:family="paragraph" loext:hidden="true" style:hidden="true"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loext:hidden="true" style:hidden="true" style:parent-style-name="HT_5f_Stumpf" style:next-style-name="HT_5f_Stumpf" style:class="text">
      <style:paragraph-properties fo:margin-top="0cm" fo:margin-bottom="0cm" style:contextual-spacing="false"/>
    </style:style>
    <style:style style:name="List" style:family="paragraph" loext:hidden="true" style:hidden="true" style:parent-style-name="Text_20_body" style:class="list">
      <style:text-properties style:font-name-complex="Mangal"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name-complex="Mangal" style:font-family-complex="Mangal"/>
    </style:style>
    <style:style style:name="Heading_20_1" style:display-name="Heading 1" style:family="paragraph" loext:hidden="true" style:hidden="true" style:parent-style-name="Standard" style:next-style-name="Text_20_body" style:default-outline-level="1" style:list-style-name="Outline" style:class="chapter">
      <style:paragraph-properties fo:margin-left="0cm" fo:margin-right="0cm" fo:line-height="0.99cm" fo:keep-together="always" fo:text-indent="0cm" style:auto-text-indent="false" fo:keep-with-next="always">
        <style:tab-stops>
          <style:tab-stop style:position="0.564cm"/>
        </style:tab-stops>
      </style:paragraph-properties>
      <style:text-properties style:font-name="Adobe Garamond Pro" fo:font-family="'Adobe Garamond Pro'" style:font-style-name="Standard" style:font-family-generic="roman" style:font-pitch="variable" fo:font-size="20pt" style:font-size-complex="16pt"/>
    </style:style>
    <style:style style:name="HT_5f_Stumpf" style:display-name="HT_Stumpf" style:family="paragraph" style:default-outline-level="" style:list-style-name="" style:master-page-name="">
      <style:paragraph-properties fo:margin-left="0cm" fo:margin-right="0cm" fo:line-height="0.6cm" fo:text-align="start" style:justify-single-word="false" fo:hyphenation-ladder-count="no-limit" fo:hyphenation-keep="auto" loext:hyphenation-keep-type="column" fo:text-indent="0cm" style:auto-text-indent="false" style:page-number="auto" style:writing-mode="lr-tb">
        <style:tab-stops>
          <style:tab-stop style:position="0.54cm"/>
          <style:tab-stop style:position="0.6cm"/>
        </style:tab-stops>
      </style:paragraph-properties>
      <style:text-properties style:font-name="Adobe Garamond Pro" fo:font-family="'Adobe Garamond Pro'" style:font-style-name="Standard" style:font-family-generic="roman" style:font-pitch="variable" fo:font-size="12pt" style:language-asian="de" style:country-asian="DE" fo:hyphenate="true" fo:hyphenation-remain-char-count="3" fo:hyphenation-push-char-count="2" loext:hyphenation-no-caps="false" loext:hyphenation-no-last-word="false" loext:hyphenation-word-char-count="4" loext:hyphenation-zone="no-limit" loext:hyphenation-compound-remain-char-count="2"/>
    </style:style>
    <style:style style:name="Footnote" style:family="paragraph" style:parent-style-name="HT_5f_Stumpf" style:class="extra" style:master-page-name="">
      <loext:graphic-properties draw:fill-image-width="0cm" draw:fill-image-height="0cm"/>
      <style:paragraph-properties fo:margin-left="0.499cm" fo:margin-right="2cm" fo:line-height="0.439cm" fo:text-align="start" style:justify-single-word="false" fo:text-indent="-0.499cm" style:auto-text-indent="false" style:page-number="auto" text:number-lines="false" text:line-number="0" style:writing-mode="lr-tb">
        <style:tab-stops>
          <style:tab-stop style:position="0.439cm"/>
          <style:tab-stop style:position="0.54cm"/>
        </style:tab-stops>
      </style:paragraph-properties>
      <style:text-properties fo:font-size="9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T_5f_Stumpf" style:default-outline-level="" style:list-style-name="" style:class="extra">
      <style:paragraph-properties fo:margin-left="0cm" fo:margin-right="0cm" fo:line-height="0.6cm" fo:text-align="end" style:justify-single-word="false" fo:text-indent="0cm" style:auto-text-indent="false" text:number-lines="false" text:line-number="0" style:writing-mode="lr-tb">
        <style:tab-stops>
          <style:tab-stop style:position="8.001cm" style:type="center"/>
          <style:tab-stop style:position="16.002cm" style:type="right"/>
        </style:tab-stops>
      </style:paragraph-properties>
      <style:text-properties fo:font-style="italic"/>
    </style:style>
    <style:style style:name="Numbering_20_1" style:display-name="Numbering 1" style:family="paragraph" loext:hidden="true" style:hidden="true" style:parent-style-name="List" style:class="list" style:master-page-name="">
      <style:paragraph-properties fo:margin-left="0.54cm" fo:margin-right="0.54cm" fo:margin-top="0.101cm" fo:margin-bottom="0.101cm" style:contextual-spacing="false" fo:text-indent="-0.54cm" style:auto-text-indent="false" style:page-number="auto">
        <style:tab-stops>
          <style:tab-stop style:position="0.54cm"/>
        </style:tab-stops>
      </style:paragraph-properties>
      <style:text-properties fo:font-size="11pt"/>
    </style:style>
    <style:style style:name="Heading_20_2" style:display-name="Heading 2" style:family="paragraph" loext:hidden="true" style:hidden="true" style:parent-style-name="HT_5f_Stumpf" style:next-style-name="HT_5f_Stumpf" style:default-outline-level="2" style:list-style-name="Outline" style:class="chapter" style:master-page-name="">
      <style:paragraph-properties fo:margin-left="0cm" fo:margin-right="0cm" fo:margin-top="0cm" fo:margin-bottom="0cm" style:contextual-spacing="false" fo:line-height="0.801cm" fo:text-align="start" style:justify-single-word="false" fo:text-indent="0cm" style:auto-text-indent="false" style:page-number="auto" style:writing-mode="lr-tb">
        <style:tab-stops>
          <style:tab-stop style:position="0.54cm"/>
        </style:tab-stops>
      </style:paragraph-properties>
      <style:text-properties style:font-name="Adobe Caslon Pro:onum1" fo:font-family="'Adobe Caslon Pro:onum'" style:font-style-name="Standard" style:font-family-generic="roman" style:font-pitch="variable" fo:font-size="16pt" fo:font-style="normal" fo:font-weight="600" style:font-size-asian="14pt" style:font-style-asian="italic" style:font-weight-asian="bold" style:font-size-complex="14pt" style:font-style-complex="italic" style:font-weight-complex="bold"/>
    </style:style>
    <style:style style:name="Salutation" style:family="paragraph" loext:hidden="true" style:hidden="true" style:parent-style-name="Standard" style:class="text" style:master-page-name="">
      <style:paragraph-properties fo:margin-left="0cm" fo:margin-right="0cm" fo:line-height="100%" fo:text-indent="0cm" style:auto-text-indent="false" style:page-number="auto" text:number-lines="false" text:line-number="0"/>
      <style:text-properties fo:font-size="10pt"/>
    </style:style>
    <style:style style:name="Endnote" style:family="paragraph" loext:hidden="true" style:hidden="true"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HT_5f_Stumpf" style:class="extra">
      <style:paragraph-properties text:number-lines="false" text:line-number="0" style:writing-mode="lr-tb">
        <style:tab-stops>
          <style:tab-stop style:position="6.249cm" style:type="center"/>
          <style:tab-stop style:position="12.501cm" style:type="right"/>
        </style:tab-stops>
      </style:paragraph-properties>
      <style:text-properties fo:font-size="10pt"/>
    </style:style>
    <style:style style:name="Quotations" style:family="paragraph" loext:hidden="true" style:hidden="true" style:parent-style-name="Standard" style:class="html" style:master-page-name="">
      <style:paragraph-properties fo:margin-left="0.54cm" fo:margin-right="0.54cm" fo:margin-top="0.101cm" fo:margin-bottom="0.101cm" style:contextual-spacing="false" fo:line-height="0.54cm" fo:text-indent="0cm" style:auto-text-indent="false" style:page-number="auto" style:shadow="none">
        <style:tab-stops>
          <style:tab-stop style:position="0.49cm"/>
          <style:tab-stop style:position="0.54cm"/>
        </style:tab-stops>
      </style:paragraph-properties>
      <style:text-properties fo:font-size="11pt"/>
    </style:style>
    <style:style style:name="Heading_20_3" style:display-name="Heading 3" style:family="paragraph" loext:hidden="true" style:hidden="true" style:parent-style-name="Heading" style:next-style-name="Text_20_body" style:default-outline-level="3" style:list-style-name="" style:class="chapter" style:master-page-name="">
      <style:paragraph-properties fo:margin-left="0.54cm" fo:margin-right="2cm" fo:margin-top="0cm" fo:margin-bottom="0cm" style:contextual-spacing="false" fo:text-align="start" style:justify-single-word="false" fo:text-indent="0cm" style:auto-text-indent="false" style:page-number="auto"/>
      <style:text-properties style:font-name="Adobe Caslon Pro1" fo:font-family="'Adobe Caslon Pro'" style:font-style-name="Semibold" style:font-family-generic="roman" style:font-pitch="variable" fo:font-size="11pt" fo:font-weight="normal" style:font-name-asian="SimSun" style:font-family-asia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teraturverzeichnis" style:family="paragraph" style:parent-style-name="HT_5f_Stumpf">
      <style:paragraph-properties fo:margin-left="0.54cm" fo:margin-right="0cm" fo:text-indent="-0.54cm" style:auto-text-indent="false">
        <style:tab-stops>
          <style:tab-stop style:position="0.54cm"/>
          <style:tab-stop style:position="0.6cm"/>
        </style:tab-stops>
      </style:paragraph-properties>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2.501cm" style:type="right" style:leader-style="dotted" style:leader-text="."/>
        </style:tab-stops>
      </style:paragraph-properties>
    </style:style>
    <style:style style:name="List_20_1" style:display-name="List 1" style:family="paragraph" loext:hidden="true" style:hidden="true" style:parent-style-name="List" style:class="list" style:master-page-name="">
      <style:paragraph-properties fo:margin-left="1.08cm" fo:margin-right="0cm" fo:margin-top="0cm" fo:margin-bottom="0cm" style:contextual-spacing="false" fo:text-indent="-0.54cm" style:auto-text-indent="false" style:page-number="auto">
        <style:tab-stops>
          <style:tab-stop style:position="0.54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Default" style:family="paragraph" loext:hidden="true" style:hidden="true" style:parent-style-name="Standard" style:master-page-name="">
      <loext:graphic-properties draw:fill="none" draw:fill-color="#cfe7f5"/>
      <style:paragraph-properties fo:margin-left="0cm" fo:margin-right="0cm" fo:line-height="100%" fo:text-align="start" style:justify-single-word="false" fo:hyphenation-ladder-count="no-limit" fo:hyphenation-keep="auto" loext:hyphenation-keep-type="column" fo:text-indent="0cm" style:auto-text-indent="false" style:page-number="auto" fo:background-color="transparent" style:shadow="none" style:text-autospace="none">
        <style:tab-stops/>
      </style:paragraph-properties>
      <style:text-properties fo:color="#000000" loext:opacity="100%" style:font-name="Baskerville Old Face" fo:font-family="'Baskerville Old Face', 'Baskerville Old Face'" style:font-family-generic="swiss" fo:font-size="12pt" style:font-name-asian="Baskerville Old Face" style:font-family-asian="'Baskerville Old Face', 'Baskerville Old Face'" style:font-family-generic-asian="swiss" style:font-size-asian="12pt" style:font-name-complex="Baskerville Old Face" style:font-family-complex="'Baskerville Old Face', 'Baskerville Old Face'"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Apparat_5f_einziffrig_20__28_Apparat_29_" style:display-name="Apparat_einziffrig (Apparat)" style:family="paragraph" loext:hidden="true" style:hidden="true">
      <style:paragraph-properties fo:margin-left="1.199cm" fo:margin-right="0cm" style:line-height-at-least="0.282cm" fo:text-indent="-0.665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pparat_5f_zweiziffrig_20__28_Apparat_29_" style:display-name="Apparat_zweiziffrig (Apparat)" style:family="paragraph" loext:hidden="true" style:hidden="true">
      <style:paragraph-properties fo:margin-left="1.199cm" fo:margin-right="0cm" style:line-height-at-least="0.282cm" fo:text-indent="-0.804cm" style:auto-text-indent="false">
        <style:tab-stops>
          <style:tab-stop style:position="0cm"/>
        </style:tab-stops>
      </style:paragraph-properties>
      <style:text-properties style:font-name="Adobe Caslon Pro" fo:font-family="'Adobe Caslon Pro'" fo:font-size="8pt" style:font-name-asian="Adobe Caslon Pro" style:font-family-asian="'Adobe Caslon Pro'" style:font-size-asian="8pt" style:font-name-complex="Adobe Caslon Pro" style:font-family-complex="'Adobe Caslon Pro'" style:font-size-complex="8pt"/>
    </style:style>
    <style:style style:name="Aufzählung_20_33" style:display-name="Aufzählung 33" style:family="paragraph" loext:hidden="true" style:hidden="true" style:parent-style-name="List_20_1"/>
    <style:style style:name="Aufzählung_20_333" style:display-name="Aufzählung 333" style:family="paragraph" loext:hidden="true" style:hidden="true" style:parent-style-name="List_20_1">
      <style:paragraph-properties fo:text-align="start" style:justify-single-word="false"/>
    </style:style>
    <style:style style:name="HT" style:family="paragraph" style:parent-style-name="HT_5f_Stumpf" style:master-page-name="">
      <style:paragraph-properties fo:margin-left="0cm" fo:margin-right="0cm" fo:text-indent="0.6cm" style:auto-text-indent="false" style:page-number="auto" style:writing-mode="lr-tb"/>
    </style:style>
    <style:style style:name="hängender_20_Einzug" style:display-name="hängender Einzug" style:family="paragraph" loext:hidden="true" style:hidden="true" style:default-outline-level="">
      <style:paragraph-properties fo:margin-left="0.319cm" fo:margin-right="0cm" fo:margin-top="0cm" fo:margin-bottom="0cm" style:contextual-spacing="false" style:line-height-at-least="0.494cm" fo:text-align="justify" style:justify-single-word="false" fo:hyphenation-ladder-count="no-limit" fo:hyphenation-keep="auto" loext:hyphenation-keep-type="column" fo:text-indent="-0.319cm" style:auto-text-indent="false" style:vertical-align="middle" style:writing-mode="lr-tb"/>
      <style:text-properties fo:color="#000000" loext:opacity="100%" style:text-line-through-style="none" style:text-line-through-type="none" style:font-name="MinionPro-Regular" fo:font-family="MinionPro-Regular" fo:font-size="10pt" fo:letter-spacing="normal" fo:font-style="normal" style:text-underline-style="none" fo:font-weight="normal" style:font-size-asian="10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HT_5f_Stumpf" style:class="extra"/>
    <style:style style:name="Text" style:family="paragraph" loext:hidden="true" style:hidden="true" style:parent-style-name="Caption" style:class="extra"/>
    <style:style style:name="Table" style:family="paragraph" loext:hidden="true" style:hidden="true" style:parent-style-name="Caption" style:class="extra"/>
    <style:style style:name="Table_20_Contents" style:display-name="Table Contents" style:family="paragraph" loext:hidden="true" style:hidden="true" style:parent-style-name="Standard" style:class="extra"/>
    <style:style style:name="Table_20_Heading" style:display-name="Table Heading" style:family="paragraph" loext:hidden="true" style:hidden="true" style:parent-style-name="Table_20_Contents" style:class="extra"/>
    <style:style style:name="Table_20_index_20_1" style:display-name="Table index 1" style:family="paragraph" loext:hidden="true" style:hidden="true" style:parent-style-name="Index" style:class="index"/>
    <style:style style:name="Illustration" style:family="paragraph" loext:hidden="true" style:hidden="true" style:parent-style-name="Caption" style:class="extra"/>
    <style:style style:name="Header_20_left" style:display-name="Header left" style:family="paragraph" loext:hidden="true" style:hidden="true" style:parent-style-name="Standard" style:class="extra"/>
    <style:style style:name="Header_20_right" style:display-name="Header right" style:family="paragraph" loext:hidden="true" style:hidden="true" style:parent-style-name="Standard" style:class="extra"/>
    <style:style style:name="List_20_Contents" style:display-name="List Contents" style:family="paragraph" loext:hidden="true" style:hidden="true" style:parent-style-name="Standard" style:class="html"/>
    <style:style style:name="List_20_Heading" style:display-name="List Heading" style:family="paragraph" loext:hidden="true" style:hidden="true" style:parent-style-name="Standard" style:class="html"/>
    <style:style style:name="Index_20_Heading" style:display-name="Index Heading" style:family="paragraph" loext:hidden="true" style:hidden="true" style:parent-style-name="Heading" style:class="index"/>
    <style:style style:name="Table_20_index_20_heading" style:display-name="Table index heading" style:family="paragraph" loext:hidden="true" style:hidden="true" style:parent-style-name="Heading" style:class="index"/>
    <style:style style:name="Text_20_body_20_indent" style:display-name="Text body indent" style:family="paragraph" loext:hidden="true" style:hidden="true" style:parent-style-name="Text_20_body" style:class="text"/>
    <style:style style:name="First_20_line_20_indent" style:display-name="First line indent" style:family="paragraph" loext:hidden="true" style:hidden="true" style:parent-style-name="Text_20_body" style:class="text"/>
    <style:style style:name="Hanging_20_indent" style:display-name="Hanging indent" style:family="paragraph" loext:hidden="true" style:hidden="true" style:parent-style-name="Text_20_body" style:class="text"/>
    <style:style style:name="Title" style:family="paragraph" loext:hidden="true" style:hidden="true" style:parent-style-name="Heading" style:class="chapter"/>
    <style:style style:name="Heading_20_4" style:display-name="Heading 4" style:family="paragraph" loext:hidden="true" style:hidden="true" style:parent-style-name="Heading" style:class="chapter"/>
    <style:style style:name="Heading_20_5" style:display-name="Heading 5" style:family="paragraph" loext:hidden="true" style:hidden="true" style:parent-style-name="Heading" style:class="chapter"/>
    <style:style style:name="Heading_20_6" style:display-name="Heading 6" style:family="paragraph" loext:hidden="true" style:hidden="true" style:parent-style-name="Heading" style:class="chapter"/>
    <style:style style:name="Heading_20_7" style:display-name="Heading 7" style:family="paragraph" loext:hidden="true" style:hidden="true" style:parent-style-name="Heading" style:class="chapter"/>
    <style:style style:name="Heading_20_8" style:display-name="Heading 8" style:family="paragraph" loext:hidden="true" style:hidden="true" style:parent-style-name="Heading" style:class="chapter"/>
    <style:style style:name="Heading_20_9" style:display-name="Heading 9" style:family="paragraph" loext:hidden="true" style:hidden="true" style:parent-style-name="Heading" style:class="chapter"/>
    <style:style style:name="Heading_20_10" style:display-name="Heading 10" style:family="paragraph" loext:hidden="true" style:hidden="true" style:parent-style-name="Heading" style:class="chapter"/>
    <style:style style:name="Signature" style:family="paragraph" loext:hidden="true" style:hidden="true" style:parent-style-name="Standard" style:class="text"/>
    <style:style style:name="Subtitle" style:family="paragraph" loext:hidden="true" style:hidden="true" style:parent-style-name="Heading" style:class="chapter"/>
    <style:style style:name="Preformatted_20_Text" style:display-name="Preformatted Text" style:family="paragraph" loext:hidden="true" style:hidden="true" style:parent-style-name="Standard" style:class="html"/>
    <style:style style:name="Drawing" style:family="paragraph" loext:hidden="true" style:hidden="true" style:parent-style-name="Caption" style:class="extra"/>
    <style:style style:name="Index_20_Separator" style:display-name="Index Separator" style:family="paragraph" loext:hidden="true" style:hidden="true" style:parent-style-name="Index" style:class="index"/>
    <style:style style:name="Index_20_3" style:display-name="Index 3" style:family="paragraph" loext:hidden="true" style:hidden="true" style:parent-style-name="Index" style:class="index"/>
    <style:style style:name="Index_20_2" style:display-name="Index 2" style:family="paragraph" loext:hidden="true" style:hidden="true" style:parent-style-name="Index" style:class="index"/>
    <style:style style:name="Index_20_1" style:display-name="Index 1" style:family="paragraph" loext:hidden="true" style:hidden="true" style:parent-style-name="Index" style:class="index"/>
    <style:style style:name="Object_20_index_20_heading" style:display-name="Object index heading" style:family="paragraph" loext:hidden="true" style:hidden="true" style:parent-style-name="Heading" style:class="index"/>
    <style:style style:name="Object_20_index_20_1" style:display-name="Object index 1" style:family="paragraph" loext:hidden="true" style:hidden="true" style:parent-style-name="Index" style:class="index"/>
    <style:style style:name="Numbering_20_5_20_Cont." style:display-name="Numbering 5 Cont." style:family="paragraph" loext:hidden="true" style:hidden="true" style:parent-style-name="List" style:class="list"/>
    <style:style style:name="Numbering_20_5_20_End" style:display-name="Numbering 5 End" style:family="paragraph" loext:hidden="true" style:hidden="true" style:parent-style-name="List" style:class="list"/>
    <style:style style:name="Numbering_20_5" style:display-name="Numbering 5" style:family="paragraph" loext:hidden="true" style:hidden="true" style:parent-style-name="List" style:class="list"/>
    <style:style style:name="Numbering_20_5_20_Start" style:display-name="Numbering 5 Start" style:family="paragraph" loext:hidden="true" style:hidden="true" style:parent-style-name="List" style:class="list"/>
    <style:style style:name="Numbering_20_4_20_Cont." style:display-name="Numbering 4 Cont." style:family="paragraph" loext:hidden="true" style:hidden="true" style:parent-style-name="List" style:class="list"/>
    <style:style style:name="Numbering_20_4_20_End" style:display-name="Numbering 4 End" style:family="paragraph" loext:hidden="true" style:hidden="true" style:parent-style-name="List" style:class="list"/>
    <style:style style:name="Numbering_20_4" style:display-name="Numbering 4" style:family="paragraph" loext:hidden="true" style:hidden="true" style:parent-style-name="List" style:class="list"/>
    <style:style style:name="Numbering_20_4_20_Start" style:display-name="Numbering 4 Start" style:family="paragraph" loext:hidden="true" style:hidden="true" style:parent-style-name="List" style:class="list"/>
    <style:style style:name="Numbering_20_3_20_Cont." style:display-name="Numbering 3 Cont." style:family="paragraph" loext:hidden="true" style:hidden="true" style:parent-style-name="List" style:class="list"/>
    <style:style style:name="Numbering_20_3_20_End" style:display-name="Numbering 3 End" style:family="paragraph" loext:hidden="true" style:hidden="true" style:parent-style-name="List" style:class="list"/>
    <style:style style:name="Numbering_20_3" style:display-name="Numbering 3" style:family="paragraph" loext:hidden="true" style:hidden="true" style:parent-style-name="List" style:class="list"/>
    <style:style style:name="Numbering_20_3_20_Start" style:display-name="Numbering 3 Start" style:family="paragraph" loext:hidden="true" style:hidden="true" style:parent-style-name="List" style:class="list"/>
    <style:style style:name="Numbering_20_2_20_Cont." style:display-name="Numbering 2 Cont." style:family="paragraph" loext:hidden="true" style:hidden="true" style:parent-style-name="List" style:class="list"/>
    <style:style style:name="Numbering_20_2_20_End" style:display-name="Numbering 2 End" style:family="paragraph" loext:hidden="true" style:hidden="true" style:parent-style-name="List" style:class="list"/>
    <style:style style:name="Numbering_20_2" style:display-name="Numbering 2" style:family="paragraph" loext:hidden="true" style:hidden="true" style:parent-style-name="List" style:class="list"/>
    <style:style style:name="Numbering_20_2_20_Start" style:display-name="Numbering 2 Start" style:family="paragraph" loext:hidden="true" style:hidden="true" style:parent-style-name="List" style:class="list"/>
    <style:style style:name="Numbering_20_1_20_Cont." style:display-name="Numbering 1 Cont." style:family="paragraph" loext:hidden="true" style:hidden="true" style:parent-style-name="List" style:class="list"/>
    <style:style style:name="Numbering_20_1_20_End" style:display-name="Numbering 1 End" style:family="paragraph" loext:hidden="true" style:hidden="true" style:parent-style-name="List" style:class="list"/>
    <style:style style:name="Numbering_20_1_20_Start" style:display-name="Numbering 1 Start" style:family="paragraph" loext:hidden="true" style:hidden="true" style:parent-style-name="List" style:class="list"/>
    <style:style style:name="Bibliography_20_Heading" style:display-name="Bibliography Heading" style:family="paragraph" loext:hidden="true" style:hidden="true" style:parent-style-name="Heading" style:class="index"/>
    <style:style style:name="Marginalia" style:family="paragraph" loext:hidden="true" style:hidden="true" style:parent-style-name="Text_20_body" style:class="text"/>
    <style:style style:name="Contents_20_Heading" style:display-name="Contents Heading" style:family="paragraph" loext:hidden="true" style:hidden="true" style:parent-style-name="Heading" style:class="index"/>
    <style:style style:name="Footer_20_left" style:display-name="Footer left" style:family="paragraph" loext:hidden="true" style:hidden="true" style:parent-style-name="Standard" style:class="extra"/>
    <style:style style:name="Footer_20_right" style:display-name="Footer right" style:family="paragraph" loext:hidden="true" style:hidden="true" style:parent-style-name="Standard" style:class="extra"/>
    <style:style style:name="List_20_Indent" style:display-name="List Indent" style:family="paragraph" loext:hidden="true" style:hidden="true" style:parent-style-name="Text_20_body" style:class="text"/>
    <style:style style:name="Contents_20_1" style:display-name="Contents 1" style:family="paragraph" loext:hidden="true" style:hidden="true" style:parent-style-name="Index" style:class="index"/>
    <style:style style:name="Contents_20_2" style:display-name="Contents 2" style:family="paragraph" loext:hidden="true" style:hidden="true" style:parent-style-name="Index" style:class="index"/>
    <style:style style:name="Contents_20_3" style:display-name="Contents 3" style:family="paragraph" loext:hidden="true" style:hidden="true" style:parent-style-name="Index" style:class="index"/>
    <style:style style:name="Contents_20_4" style:display-name="Contents 4" style:family="paragraph" loext:hidden="true" style:hidden="true" style:parent-style-name="Index" style:class="index"/>
    <style:style style:name="Contents_20_5" style:display-name="Contents 5" style:family="paragraph" loext:hidden="true" style:hidden="true" style:parent-style-name="Index" style:class="index"/>
    <style:style style:name="Contents_20_6" style:display-name="Contents 6" style:family="paragraph" loext:hidden="true" style:hidden="true" style:parent-style-name="Index" style:class="index"/>
    <style:style style:name="Contents_20_7" style:display-name="Contents 7" style:family="paragraph" loext:hidden="true" style:hidden="true" style:parent-style-name="Index" style:class="index"/>
    <style:style style:name="Contents_20_8" style:display-name="Contents 8" style:family="paragraph" loext:hidden="true" style:hidden="true" style:parent-style-name="Index" style:class="index"/>
    <style:style style:name="Contents_20_9" style:display-name="Contents 9" style:family="paragraph" loext:hidden="true" style:hidden="true" style:parent-style-name="Index" style:class="index"/>
    <style:style style:name="Contents_20_10" style:display-name="Contents 10" style:family="paragraph" loext:hidden="true" style:hidden="true" style:parent-style-name="Index" style:class="index"/>
    <style:style style:name="Addressee" style:family="paragraph" loext:hidden="true" style:hidden="true" style:parent-style-name="Standard" style:class="extra"/>
    <style:style style:name="Illustration_20_Index_20_1" style:display-name="Illustration Index 1" style:family="paragraph" loext:hidden="true" style:hidden="true" style:parent-style-name="Index" style:class="index"/>
    <style:style style:name="Illustration_20_Index_20_Heading" style:display-name="Illustration Index Heading" style:family="paragraph" loext:hidden="true" style:hidden="true" style:parent-style-name="Heading" style:class="index"/>
    <style:style style:name="Sender" style:family="paragraph" loext:hidden="true" style:hidden="true" style:parent-style-name="Standard" style:class="extra"/>
    <style:style style:name="List_20_1_20_Start" style:display-name="List 1 Start" style:family="paragraph" loext:hidden="true" style:hidden="true" style:parent-style-name="List" style:class="list"/>
    <style:style style:name="List_20_1_20_End" style:display-name="List 1 End" style:family="paragraph" loext:hidden="true" style:hidden="true" style:parent-style-name="List" style:class="list"/>
    <style:style style:name="List_20_1_20_Cont." style:display-name="List 1 Cont." style:family="paragraph" loext:hidden="true" style:hidden="true" style:parent-style-name="List" style:class="list"/>
    <style:style style:name="List_20_2" style:display-name="List 2" style:family="paragraph" loext:hidden="true" style:hidden="true" style:parent-style-name="List" style:class="list"/>
    <style:style style:name="List_20_2_20_Start" style:display-name="List 2 Start" style:family="paragraph" loext:hidden="true" style:hidden="true" style:parent-style-name="List" style:class="list"/>
    <style:style style:name="List_20_2_20_End" style:display-name="List 2 End" style:family="paragraph" loext:hidden="true" style:hidden="true" style:parent-style-name="List" style:class="list"/>
    <style:style style:name="List_20_2_20_Cont." style:display-name="List 2 Cont." style:family="paragraph" loext:hidden="true" style:hidden="true" style:parent-style-name="List" style:class="list"/>
    <style:style style:name="List_20_3" style:display-name="List 3" style:family="paragraph" loext:hidden="true" style:hidden="true" style:parent-style-name="List" style:class="list"/>
    <style:style style:name="List_20_3_20_Start" style:display-name="List 3 Start" style:family="paragraph" loext:hidden="true" style:hidden="true" style:parent-style-name="List" style:class="list"/>
    <style:style style:name="List_20_3_20_End" style:display-name="List 3 End" style:family="paragraph" loext:hidden="true" style:hidden="true" style:parent-style-name="List" style:class="list"/>
    <style:style style:name="List_20_3_20_Cont." style:display-name="List 3 Cont." style:family="paragraph" loext:hidden="true" style:hidden="true" style:parent-style-name="List" style:class="list"/>
    <style:style style:name="List_20_4" style:display-name="List 4" style:family="paragraph" loext:hidden="true" style:hidden="true" style:parent-style-name="List" style:class="list"/>
    <style:style style:name="List_20_4_20_Start" style:display-name="List 4 Start" style:family="paragraph" loext:hidden="true" style:hidden="true" style:parent-style-name="List" style:class="list"/>
    <style:style style:name="List_20_4_20_End" style:display-name="List 4 End" style:family="paragraph" loext:hidden="true" style:hidden="true" style:parent-style-name="List" style:class="list"/>
    <style:style style:name="List_20_4_20_Cont." style:display-name="List 4 Cont." style:family="paragraph" loext:hidden="true" style:hidden="true" style:parent-style-name="List" style:class="list"/>
    <style:style style:name="List_20_5" style:display-name="List 5" style:family="paragraph" loext:hidden="true" style:hidden="true" style:parent-style-name="List" style:class="list"/>
    <style:style style:name="List_20_5_20_Start" style:display-name="List 5 Start" style:family="paragraph" loext:hidden="true" style:hidden="true" style:parent-style-name="List" style:class="list"/>
    <style:style style:name="List_20_5_20_End" style:display-name="List 5 End" style:family="paragraph" loext:hidden="true" style:hidden="true" style:parent-style-name="List" style:class="list"/>
    <style:style style:name="List_20_5_20_Cont." style:display-name="List 5 Cont." style:family="paragraph" loext:hidden="true" style:hidden="true" style:parent-style-name="List" style:class="list"/>
    <style:style style:name="User_20_Index_20_2" style:display-name="User Index 2" style:family="paragraph" loext:hidden="true" style:hidden="true" style:parent-style-name="Index" style:class="index"/>
    <style:style style:name="User_20_Index_20_3" style:display-name="User Index 3" style:family="paragraph" loext:hidden="true" style:hidden="true" style:parent-style-name="Index" style:class="index"/>
    <style:style style:name="User_20_Index_20_4" style:display-name="User Index 4" style:family="paragraph" loext:hidden="true" style:hidden="true" style:parent-style-name="Index" style:class="index"/>
    <style:style style:name="User_20_Index_20_5" style:display-name="User Index 5" style:family="paragraph" loext:hidden="true" style:hidden="true" style:parent-style-name="Index" style:class="index"/>
    <style:style style:name="User_20_Index_20_6" style:display-name="User Index 6" style:family="paragraph" loext:hidden="true" style:hidden="true" style:parent-style-name="Index" style:class="index"/>
    <style:style style:name="User_20_Index_20_7" style:display-name="User Index 7" style:family="paragraph" loext:hidden="true" style:hidden="true" style:parent-style-name="Index" style:class="index"/>
    <style:style style:name="User_20_Index_20_8" style:display-name="User Index 8" style:family="paragraph" loext:hidden="true" style:hidden="true" style:parent-style-name="Index" style:class="index"/>
    <style:style style:name="User_20_Index_20_9" style:display-name="User Index 9" style:family="paragraph" loext:hidden="true" style:hidden="true" style:parent-style-name="Index" style:class="index"/>
    <style:style style:name="User_20_Index_20_10" style:display-name="User Index 10" style:family="paragraph" loext:hidden="true" style:hidden="true" style:parent-style-name="Index" style:class="index"/>
    <style:style style:name="User_20_Index_20_Heading" style:display-name="User Index Heading" style:family="paragraph" loext:hidden="true" style:hidden="true" style:parent-style-name="Heading" style:class="index"/>
    <style:style style:name="Vergleich" style:family="paragraph" style:parent-style-name="HT_5f_Stumpf" style:next-style-name="HT" style:master-page-name="">
      <loext:graphic-properties draw:fill-image-width="0cm" draw:fill-image-height="0cm"/>
      <style:paragraph-properties fo:margin-left="0cm" fo:margin-right="0cm" fo:text-align="start" style:justify-single-word="false" fo:text-indent="0.6cm" style:auto-text-indent="false" style:page-number="auto" style:shadow="none">
        <style:tab-stops>
          <style:tab-stop style:position="1.499cm"/>
        </style:tab-stops>
      </style:paragraph-properties>
      <style:text-properties fo:background-color="transparent"/>
    </style:style>
    <style:style style:name="Vergleich_20_Überschrift" style:display-name="Vergleich Überschrift" style:family="paragraph" style:parent-style-name="Vergleich" style:next-style-name="Vergleich">
      <style:paragraph-properties fo:margin-top="0.3cm" fo:margin-bottom="0.3cm" style:contextual-spacing="false" style:writing-mode="lr-tb"/>
    </style:style>
    <style:style style:name="HT_5f_Überschrift" style:display-name="HT_Überschrift" style:family="paragraph" style:parent-style-name="HT" style:next-style-name="HT_5f_Stumpf" style:default-outline-level="" style:list-style-name="" style:master-page-name="">
      <style:paragraph-properties fo:margin-left="0cm" fo:margin-right="0cm" fo:line-height="0.76cm" fo:text-align="center" style:justify-single-word="false" fo:text-indent="0cm" style:auto-text-indent="false" style:page-number="auto" style:writing-mode="lr-tb"/>
      <style:text-properties fo:font-size="16pt"/>
    </style:style>
    <style:style style:name="_5b_Kein_20_Absatzformat_5d_" style:display-name="[Kein Absatzformat]" style:family="paragraph">
      <style:paragraph-properties fo:margin-top="0cm" fo:margin-bottom="0cm" style:contextual-spacing="false" fo:line-height="120%" fo:text-align="start" style:justify-single-word="false" fo:hyphenation-ladder-count="no-limit" fo:hyphenation-keep="page" loext:hyphenation-keep-type="column"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_5b_Einf._20_Abs._5d_" style:display-name="[Einf. Abs.]" style:family="paragraph" style:parent-style-name="_5b_Kein_20_Absatzformat_5d_">
      <style:paragraph-properties fo:margin-left="0cm" fo:margin-right="0cm" fo:margin-top="0cm" fo:margin-bottom="0cm" style:contextual-spacing="false" fo:line-height="120%" fo:text-align="start" style:justify-single-word="false" fo:hyphenation-ladder-count="no-limit" fo:hyphenation-keep="page" loext:hyphenation-keep-type="column" fo:text-indent="0cm" style:auto-text-indent="false" style:vertical-align="middle" style:writing-mode="lr-tb"/>
      <style:text-properties fo:color="#000000" loext:opacity="100%" style:text-line-through-style="none" style:text-line-through-type="none" style:font-name="Minion Pro" fo:font-family="'Minion Pro'" style:font-family-generic="roman" style:font-pitch="variable" fo:font-size="12pt" fo:letter-spacing="normal" fo:language="de" fo:country="DE"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loext:hyphenation-no-last-word="false" loext:hyphenation-word-char-count="no-limit" loext:hyphenation-zone="no-limit"/>
    </style:style>
    <style:style style:name="Footnote_20_Symbol" style:display-name="Footnote Symbol" style:family="text" loext:hidden="true" style:hidden="true">
      <style:text-properties style:font-name="Adobe Caslon Pro2" fo:font-family="'Adobe Caslon Pro'" style:font-style-name="Standard" style:font-family-generic="roman" style:font-pitch="variable"/>
    </style:style>
    <style:style style:name="Footnote_20_anchor" style:display-name="Footnote anchor" style:family="text" loext:hidden="true" style:hidden="true">
      <style:text-properties style:text-position="0% 100%" style:font-name="Adobe Caslon Pro:sups" fo:font-family="'Adobe Caslon Pro:sups'" style:font-style-name="Standard" style:font-family-generic="roman" style:font-pitch="variable" loext:shadow="none"/>
    </style:style>
    <style:style style:name="Strong_20_Emphasis" style:display-name="Strong Emphasis" style:family="text" loext:hidden="true" style:hidden="true">
      <style:text-properties fo:font-weight="bold" style:font-weight-asian="bold" style:font-weight-complex="bold"/>
    </style:style>
    <style:style style:name="Numbering_20_Symbols" style:display-name="Numbering Symbols" style:family="text" loext:hidden="true" style:hidden="true"/>
    <style:style style:name="Endnote_20_Symbol" style:display-name="Endnote Symbol" style:family="text" loext:hidden="true" style:hidden="true"/>
    <style:style style:name="Endnote_20_anchor" style:display-name="Endnote anchor" style:family="text" loext:hidden="true" style:hidden="true">
      <style:text-properties style:text-position="super 58%"/>
    </style:style>
    <style:style style:name="Internet_20_link" style:display-name="Internet link" style:family="text" loext:hidden="true" style:hidden="true">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loext:hidden="true" style:hidden="true">
      <style:text-properties style:font-name="OpenSymbol" fo:font-family="OpenSymbol" style:font-name-asian="OpenSymbol" style:font-family-asian="OpenSymbol" style:font-name-complex="OpenSymbol" style:font-family-complex="OpenSymbol"/>
    </style:style>
    <style:style style:name="Kursiv" style:family="text">
      <style:text-properties style:font-name="Adobe Caslon Pro:onum" fo:font-family="'Adobe Caslon Pro:onum'" style:font-style-name="Kursiv" style:font-family-generic="roman" style:font-pitch="variable" fo:font-size="12pt" fo:font-style="italic"/>
    </style:style>
    <style:style style:name="Super" style:family="text" style:parent-style-name="Kursiv">
      <style:text-properties style:text-position="0% 100%" style:font-name="Adobe Caslon Pro:sups" fo:font-family="'Adobe Caslon Pro:sups'" style:font-style-name="Standard" style:font-family-generic="roman" style:font-pitch="variable" fo:font-style="normal"/>
    </style:style>
    <style:style style:name="Sperrung_20_1_2c_5pt" style:display-name="Sperrung 1,5pt" style:family="text">
      <style:text-properties style:font-name="Adobe Caslon Pro:onum1" fo:font-family="'Adobe Caslon Pro:onum'" style:font-style-name="Standard" style:font-family-generic="roman" style:font-pitch="variable" fo:letter-spacing="0.053cm"/>
    </style:style>
    <style:style style:name="Sperrung_20_1_2c_5pt_5f_Kursiv" style:display-name="Sperrung 1,5pt_Kursiv" style:family="text" style:parent-style-name="Sperrung_20_1_2c_5pt">
      <style:text-properties fo:font-style="italic" fo:background-color="transparent"/>
    </style:style>
    <style:style style:name="Sperrung_20_1pt" style:display-name="Sperrung 1pt" style:family="text" style:parent-style-name="Sperrung_20_1_2c_5pt">
      <style:text-properties fo:letter-spacing="0.035cm" fo:background-color="transparent"/>
    </style:style>
    <style:style style:name="Kursiv_20_Fn" style:display-name="Kursiv Fn" style:family="text" style:parent-style-name="Kursiv">
      <style:text-properties fo:font-size="10pt"/>
    </style:style>
    <style:style style:name="Sperrung_20_1pt_5f_kursiv" style:display-name="Sperrung 1pt_kursiv" style:family="text" style:parent-style-name="Sperrung_20_1_2c_5pt_5f_Kursiv">
      <style:text-properties fo:letter-spacing="0.035cm" fo:background-color="transparent" loext:shadow="none"/>
    </style:style>
    <style:style style:name="Main_20_index_20_entry" style:display-name="Main index entry" style:family="text" loext:hidden="true" style:hidden="true">
      <style:text-properties fo:font-weight="bold" style:font-weight-asian="bold" style:font-weight-complex="bol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Index_20_Link" style:display-name="Index Link" style:family="text" loext:hidden="true" style:hidden="true"/>
    <style:style style:name="Line_20_numbering" style:display-name="Line numbering" style:family="text" loext:hidden="true" style:hidden="tru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Page_20_Number" style:display-name="Page Number"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loext:hidden="true" style:hidden="true"/>
    <style:style style:name="Definition" style:family="text" loext:hidden="true" style:hidden="true"/>
    <style:style style:name="Emphasis" style:family="text" loext:hidden="true" style:hidden="true">
      <style:text-properties fo:font-style="italic" style:font-style-asian="italic" style:font-style-complex="italic"/>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loext:hidden="true" style:hidden="tru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Kapitälchen" style:family="text">
      <style:text-properties style:font-name="Adobe Caslon Pro:smcp&amp;c2sc" fo:font-family="'Adobe Caslon Pro:smcp&amp;c2sc'" style:font-style-name="Standard" style:font-family-generic="roman" style:font-pitch="variable" fo:letter-spacing="0.028cm" loext:shadow="none"/>
    </style:style>
    <style:style style:name="Sub" style:family="text">
      <style:text-properties style:font-name="Adobe Caslon Pro:subs" fo:font-family="'Adobe Caslon Pro:subs'" style:font-style-name="Standard" style:font-family-generic="roman" style:font-pitch="variable"/>
    </style:style>
    <style:style style:name="Tabellenziffern" style:family="text">
      <style:text-properties style:font-name="Adobe Caslon Pro2" fo:font-family="'Adobe Caslon Pro'" style:font-style-name="Standard" style:font-family-generic="roman" style:font-pitch="variable" loext:shadow="none"/>
    </style:style>
    <style:style style:name="Keine_20_Ligaturen" style:display-name="Keine Ligaturen" style:family="text">
      <style:text-properties style:font-name="Adobe Caslon Pro:liga=0" fo:font-family="'Adobe Caslon Pro:liga=0'" style:font-style-name="Standard" style:font-family-generic="roman" style:font-pitch="variable" loext:shadow="none"/>
    </style:style>
    <style:style style:name="Tabellenziffern_20_Sperrung_20_1pt" style:display-name="Tabellenziffern Sperrung 1pt" style:family="text" style:parent-style-name="Tabellenziffern">
      <style:text-properties fo:letter-spacing="0.035cm"/>
    </style:style>
    <style:style style:name="Winkelklammern" style:family="text">
      <style:text-properties style:font-name="Symbol" fo:font-family="Symbol" style:font-style-name="Standard" style:font-family-generic="roman" style:font-pitch="variable" style:font-charset="x-symbol" fo:font-size="6pt" fo:letter-spacing="0.071cm" loext:shadow="none"/>
    </style:style>
    <style:style style:name="Sperrung_20_-2pt" style:display-name="Sperrung -2pt" style:family="text">
      <style:text-properties fo:letter-spacing="-0.071cm"/>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protect="position" style:wrap="parallel" style:number-wrapped-paragraphs="no-limit" style:wrap-contour="false" style:vertical-pos="top" style:vertical-rel="paragraph-content" style:horizontal-pos="center" style:horizontal-rel="paragraph-content" fo:background-color="transparent" draw:fill="none" draw:fill-color="#cfe7f5" fo:padding="0cm" fo:border="none" style:shadow="none" draw:shadow-opacity="100%">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officeooo:paragraph-rsid="00f73988"/>
    </style:style>
    <style:style style:name="MP3" style:family="paragraph" style:parent-style-name="Header">
      <style:text-properties fo:language="en" fo:country="GB"/>
    </style:style>
    <style:style style:name="MP4" style:family="paragraph" style:parent-style-name="Footer">
      <style:text-properties fo:language="en" fo:country="GB"/>
    </style:style>
    <style:style style:name="MT1" style:family="text">
      <style:text-properties officeooo:rsid="01245632"/>
    </style:style>
    <style:style style:name="MT2" style:family="text">
      <style:text-properties officeooo:rsid="012331df"/>
    </style:style>
    <style:page-layout style:name="Mpm1">
      <style:page-layout-properties fo:page-width="21.001cm" fo:page-height="29.7cm" style:num-format="1" style:print-orientation="portrait" fo:margin-top="3.3cm" fo:margin-bottom="4.949cm" fo:margin-left="2.33cm" fo:margin-right="4.7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footnote-sep style:distance-before-sep="0.199cm" style:distance-after-sep="0.101cm" style:line-style="none" style:adjustment="left" style:rel-width="25%" style:color="#000000"/>
      </style:page-layout-properties>
      <style:header-style/>
      <style:footer-style>
        <style:header-footer-properties fo:min-height="1.101cm" fo:margin-left="0cm" fo:margin-right="0cm" fo:margin-top="1cm" style:dynamic-spacing="false"/>
      </style:footer-style>
    </style:page-layout>
    <style:page-layout style:name="Mpm2">
      <style:page-layout-properties fo:page-width="21.001cm" fo:page-height="29.7cm" style:num-format="1" style:print-orientation="portrait" fo:margin-top="3.221cm" fo:margin-bottom="4.2cm" fo:margin-left="2.33cm" fo:margin-right="4.67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draw:fill-image-width="0cm" draw:fill-image-height="0cm" style:footnote-max-height="0cm" loext:margin-gutter="0cm">
        <style:columns fo:column-count="1" fo:column-gap="0cm"/>
        <style:footnote-sep style:distance-before-sep="0.199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27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fill="none" draw:background-size="full" draw:fill-color="#cfe7f5" draw:fill-image-width="0cm" draw:fill-image-height="0cm"/>
    </style:style>
    <style:style style:name="Mdp3"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Converted1" style:page-layout-name="Mpm2" draw:style-name="Mdp2">
      <style:footer>
        <text:p text:style-name="MP2"><text:span text:style-name="MT1"><text:file-name text:display="name">Skript Briefwechsel-Vorlesung</text:file-name></text:span><text:span text:style-name="MT1"><text:s/></text:span><text:page-number text:select-page="current">22</text:page-number><text:span text:style-name="MT2">/</text:span><text:span text:style-name="MT2"><text:page-count>22</text:page-count></text:span></text:p>
      </style:footer>
    </style:master-page>
    <style:master-page style:name="Converted2" style:page-layout-name="Mpm3" draw:style-name="Mdp3">
      <style:header>
        <text:p text:style-name="MP3"/>
      </style:header>
      <style:footer>
        <text:p text:style-name="MP4"/>
      </style:footer>
    </style:master-page>
    <style:master-page style:name="Converted3" style:page-layout-name="Mpm3" draw:style-name="Mdp3">
      <style:header>
        <text:p text:style-name="MP3"/>
      </style:header>
      <style:footer>
        <text:p text:style-name="MP4"/>
      </style:footer>
    </style:master-page>
    <style:master-page style:name="Converted4" style:page-layout-name="Mpm3" draw:style-name="Mdp3">
      <style:header>
        <text:p text:style-name="MP3"/>
      </style:header>
      <style:footer>
        <text:p text:style-name="MP4"/>
      </style:footer>
    </style:master-page>
    <style:master-page style:name="Converted5" style:page-layout-name="Mpm3" draw:style-name="Mdp3">
      <style:header>
        <text:p text:style-name="MP3"/>
      </style:header>
      <style:footer>
        <text:p text:style-name="MP4"/>
      </style:footer>
    </style:master-page>
    <style:master-page style:name="Converted6" style:page-layout-name="Mpm3" draw:style-name="Mdp3">
      <style:header>
        <text:p text:style-name="MP3"/>
      </style:header>
      <style:footer>
        <text:p text:style-name="MP4"/>
      </style:footer>
    </style:master-page>
    <style:master-page style:name="Converted7" style:page-layout-name="Mpm3" draw:style-name="Mdp3">
      <style:header>
        <text:p text:style-name="MP3"/>
      </style:header>
      <style:footer>
        <text:p text:style-name="MP4"/>
      </style:footer>
    </style:master-page>
    <style:master-page style:name="Converted8" style:page-layout-name="Mpm3" draw:style-name="Mdp3">
      <style:header>
        <text:p text:style-name="MP3"/>
      </style:header>
      <style:footer>
        <text:p text:style-name="MP4"/>
      </style:footer>
    </style:master-page>
    <style:master-page style:name="Converted9" style:page-layout-name="Mpm3" draw:style-name="Mdp3">
      <style:header>
        <text:p text:style-name="MP3"/>
      </style:header>
      <style:footer>
        <text:p text:style-name="MP4"/>
      </style:footer>
    </style:master-page>
    <style:master-page style:name="HTML" style:page-layout-name="Mpm4" draw:style-name="Mdp3">
      <style:footer>
        <text:p text:style-name="MP4"/>
      </style:footer>
    </style:master-page>
    <style:master-page style:name="First_20_Page" style:display-name="First Page" style:page-layout-name="Mpm5" draw:style-name="Mdp3" style:next-style-name="Standard"/>
    <style:master-page style:name="Endnote" style:page-layout-name="Mpm6" draw:style-name="Mdp3">
      <style:footer>
        <text:p text:style-name="MP4"/>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5-09-26T16:48:13.74</meta:creation-date>
    <meta:editing-duration>P17DT20H19M54S</meta:editing-duration>
    <meta:editing-cycles>146</meta:editing-cycles>
    <meta:generator>LibreOffice/25.2.7.2$Windows_X86_64 LibreOffice_project/5cbfd1ab6520636bb5f7b99185aa69bd7456825d</meta:generator>
    <dc:date>2025-12-12T23:47:53.140402600</dc:date>
    <meta:print-date>2025-12-10T20:26:28.926227700</meta:print-date>
    <meta:printed-by>PDF-Dateien</meta:printed-by>
    <meta:document-statistic meta:table-count="0" meta:image-count="0" meta:object-count="0" meta:page-count="22" meta:paragraph-count="54" meta:word-count="7671" meta:character-count="54671" meta:non-whitespace-character-count="46960"/>
  </office:meta>
</office:document-meta>
</file>